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avid" svg:font-family="david"/>
    <style:font-face style:name="times new roman" svg:font-family="'times new roman'"/>
    <style:font-face style:name="Tahoma1" svg:font-family="Tahoma" style:font-family-generic="swiss"/>
    <style:font-face style:name="David CLM" svg:font-family="'David CLM'" style:font-adornments="מודגש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</style:style>
    <style:style style:name="P2" style:family="paragraph" style:parent-style-name="Text_20_body">
      <style:paragraph-properties fo:line-height="110%" fo:text-align="end" style:justify-single-word="false" fo:padding="0.049cm" fo:border="0.088cm solid #000080" style:shadow="none" style:writing-mode="rl-tb"/>
    </style:style>
    <style:style style:name="P3" style:family="paragraph" style:parent-style-name="Text_20_body">
      <style:paragraph-properties fo:line-height="110%" fo:text-align="end" style:justify-single-word="false" fo:padding="0.049cm" fo:border="0.088cm solid #800000" style:shadow="none" style:writing-mode="rl-tb"/>
    </style:style>
    <style:style style:name="P4" style:family="paragraph" style:parent-style-name="Text_20_body">
      <style:paragraph-properties fo:line-height="110%" fo:text-align="end" style:justify-single-word="false" fo:padding="0.049cm" fo:border="0.088cm solid #008000" style:shadow="none" style:writing-mode="rl-tb"/>
    </style:style>
    <style:style style:name="P5" style:family="paragraph" style:parent-style-name="Text_20_body">
      <style:paragraph-properties fo:line-height="110%" fo:text-align="end" style:justify-single-word="false" fo:padding="0.049cm" fo:border="0.088cm solid #008080" style:shadow="none" style:writing-mode="rl-tb"/>
    </style:style>
    <style:style style:name="P6" style:family="paragraph" style:parent-style-name="Text_20_body">
      <style:paragraph-properties fo:line-height="110%" fo:text-align="end" style:justify-single-word="false" fo:padding="0.049cm" fo:border="0.088cm solid #0000ff" style:shadow="none" style:writing-mode="rl-tb"/>
    </style:style>
    <style:style style:name="P7" style:family="paragraph" style:parent-style-name="Text_20_body">
      <style:paragraph-properties fo:text-align="center" style:justify-single-word="false"/>
      <style:text-properties fo:font-size="14pt" style:font-size-asian="14pt" style:font-name-complex="Tahoma1" style:font-size-complex="14pt"/>
    </style:style>
    <style:style style:name="P8" style:family="paragraph" style:parent-style-name="Text_20_body">
      <style:paragraph-properties fo:text-align="end" style:justify-single-word="false"/>
      <style:text-properties fo:font-size="14pt" style:font-size-asian="14pt" style:font-name-complex="Tahoma1" style:font-size-complex="14pt" style:language-complex="he" style:country-complex="IL"/>
    </style:style>
    <style:style style:name="P9" style:family="paragraph" style:parent-style-name="Text_20_body">
      <style:paragraph-properties fo:text-align="end" style:justify-single-word="false"/>
      <style:text-properties fo:font-size="14pt" fo:font-style="italic" style:font-size-asian="14pt" style:font-style-asian="italic" style:font-name-complex="Tahoma1" style:font-size-complex="14pt" style:language-complex="he" style:country-complex="IL" style:font-style-complex="italic"/>
    </style:style>
    <style:style style:name="P10" style:family="paragraph" style:parent-style-name="Text_20_body" style:list-style-name="L1">
      <style:paragraph-properties fo:text-align="end" style:justify-single-word="false"/>
      <style:text-properties fo:font-size="14pt" fo:font-style="italic" style:font-size-asian="14pt" style:font-style-asian="italic" style:font-name-complex="Tahoma1" style:font-size-complex="14pt" style:language-complex="he" style:country-complex="IL" style:font-style-complex="italic"/>
    </style:style>
    <style:style style:name="P11" style:family="paragraph" style:parent-style-name="Text_20_body">
      <style:paragraph-properties fo:text-align="end" style:justify-single-word="false" style:writing-mode="rl-tb"/>
      <style:text-properties fo:font-size="12pt" style:font-size-asian="12pt" style:font-name-complex="Tahoma1" style:font-size-complex="12pt"/>
    </style:style>
    <style:style style:name="P12" style:family="paragraph" style:parent-style-name="Text_20_body">
      <style:paragraph-properties fo:text-align="end" style:justify-single-word="fals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3" style:family="paragraph" style:parent-style-name="Text_20_body">
      <style:paragraph-properties fo:line-height="110%" fo:text-align="end" style:justify-single-word="false" fo:padding="0.049cm" fo:border="0.088cm solid #800080" style:shadow="none" style:writing-mode="rl-tb"/>
    </style:style>
    <style:style style:name="P14" style:family="paragraph" style:parent-style-name="Text_20_body">
      <style:paragraph-properties fo:line-height="110%" fo:text-align="end" style:justify-single-word="false" fo:padding="0.049cm" fo:border="0.088cm solid #808000" style:shadow="none" style:writing-mode="rl-tb"/>
    </style:style>
    <style:style style:name="P15" style:family="paragraph" style:parent-style-name="Heading_20_1">
      <style:paragraph-properties fo:line-height="110%" fo:text-align="end" style:justify-single-word="false" fo:padding="0.049cm" fo:border="0.088cm solid #80000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6" style:family="paragraph" style:parent-style-name="Heading_20_1">
      <style:paragraph-properties fo:line-height="110%" fo:text-align="end" style:justify-single-word="false" fo:padding="0.049cm" fo:border="0.088cm solid #80008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7" style:family="paragraph" style:parent-style-name="Heading_20_1">
      <style:paragraph-properties fo:text-align="end" style:justify-single-word="false" fo:break-before="column" fo:padding="0.049cm" fo:border="0.088cm solid #00008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8" style:family="paragraph" style:parent-style-name="Heading_20_1">
      <style:paragraph-properties fo:line-height="110%" fo:text-align="end" style:justify-single-word="false" fo:padding="0.049cm" fo:border="0.088cm solid #00800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9" style:family="paragraph" style:parent-style-name="Heading_20_1">
      <style:paragraph-properties fo:line-height="110%" fo:text-align="end" style:justify-single-word="false" fo:padding="0.049cm" fo:border="0.088cm solid #00808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20" style:family="paragraph" style:parent-style-name="Heading_20_1">
      <style:paragraph-properties fo:line-height="110%" fo:text-align="end" style:justify-single-word="false" fo:padding="0.049cm" fo:border="0.088cm solid #0000ff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line-height="110%" fo:text-align="end" style:justify-single-word="false" fo:padding="0.049cm" fo:border="0.088cm solid #808000" style:shadow="none" style:writing-mode="rl-tb"/>
    </style:style>
    <style:style style:name="T1" style:family="text">
      <style:text-properties style:font-size-complex="8.5pt" style:language-complex="he" style:country-complex="IL"/>
    </style:style>
    <style:style style:name="T2" style:family="text">
      <style:text-properties style:font-name="david" fo:font-size="14pt" fo:language="he" fo:country="IL"/>
    </style:style>
    <style:style style:name="T3" style:family="text">
      <style:text-properties style:font-name="david" fo:font-size="14pt" fo:language="he" fo:country="IL" style:font-name-complex="Tahoma1"/>
    </style:style>
    <style:style style:name="T4" style:family="text">
      <style:text-properties style:font-name="david" fo:font-size="14pt" fo:language="he" fo:country="IL" style:font-name-complex="Tahoma1" style:font-size-complex="13pt"/>
    </style:style>
    <style:style style:name="T5" style:family="text">
      <style:text-properties style:font-name="david" fo:language="he" fo:country="IL" style:font-name-complex="Tahoma1"/>
    </style:style>
    <style:style style:name="T6" style:family="text">
      <style:text-properties style:font-name="david" fo:font-size="12pt" fo:language="he" fo:country="IL" style:font-size-asian="12pt" style:font-name-complex="Tahoma1" style:font-size-complex="12pt"/>
    </style:style>
    <style:style style:name="T7" style:family="text">
      <style:text-properties style:font-name-complex="david" style:font-size-complex="14pt" style:language-complex="he" style:country-complex="IL"/>
    </style:style>
    <style:style style:name="T8" style:family="text">
      <style:text-properties style:font-name-complex="times new roman" style:font-size-complex="14pt" style:language-complex="he" style:country-complex="IL"/>
    </style:style>
    <style:style style:name="T9" style:family="text">
      <style:text-properties fo:font-weight="bold" style:font-weight-asian="bold" style:font-name-complex="times new roman" style:font-size-complex="14pt" style:language-complex="he" style:country-complex="IL" style:font-weight-complex="bold"/>
    </style:style>
    <style:style style:name="T10" style:family="text">
      <style:text-properties fo:font-weight="bold" style:font-weight-asian="bold" style:font-size-complex="14pt" style:language-complex="he" style:country-complex="IL" style:font-weight-complex="bold"/>
    </style:style>
    <style:style style:name="T11" style:family="text">
      <style:text-properties fo:font-weight="bold" style:font-weight-asian="bold" style:font-name-complex="Tahoma1" style:font-size-complex="14pt" style:language-complex="he" style:country-complex="IL" style:font-weight-complex="bold"/>
    </style:style>
    <style:style style:name="T12" style:family="text">
      <style:text-properties fo:font-weight="bold" style:font-weight-asian="bold" style:font-name-complex="Tahoma1" style:font-size-complex="13pt" style:language-complex="he" style:country-complex="IL" style:font-weight-complex="bold"/>
    </style:style>
    <style:style style:name="T13" style:family="text">
      <style:text-properties fo:font-weight="bold" style:font-weight-asian="bold" style:font-name-complex="Tahoma1" style:language-complex="he" style:country-complex="IL" style:font-weight-complex="bold"/>
    </style:style>
    <style:style style:name="T14" style:family="text">
      <style:text-properties fo:font-weight="bold" style:font-weight-asian="bold" style:language-complex="he" style:country-complex="IL" style:font-weight-complex="bold"/>
    </style:style>
    <style:style style:name="T15" style:family="text">
      <style:text-properties fo:font-weight="normal" style:font-weight-asian="normal" style:font-name-complex="times new roman" style:font-size-complex="14pt" style:language-complex="he" style:country-complex="IL" style:font-weight-complex="normal"/>
    </style:style>
    <style:style style:name="T16" style:family="text">
      <style:text-properties fo:font-weight="normal" style:font-weight-asian="normal" style:font-size-complex="14pt" style:language-complex="he" style:country-complex="IL" style:font-weight-complex="normal"/>
    </style:style>
    <style:style style:name="T17" style:family="text">
      <style:text-properties fo:font-weight="normal" style:font-weight-asian="normal" style:font-name-complex="Tahoma1" style:font-size-complex="14pt" style:language-complex="he" style:country-complex="IL" style:font-weight-complex="normal"/>
    </style:style>
    <style:style style:name="T18" style:family="text">
      <style:text-properties fo:font-weight="normal" style:font-weight-asian="normal" style:font-name-complex="Tahoma1" style:font-size-complex="13pt" style:language-complex="he" style:country-complex="IL" style:font-weight-complex="normal"/>
    </style:style>
    <style:style style:name="T19" style:family="text">
      <style:text-properties fo:font-weight="normal" style:font-weight-asian="normal" style:font-name-complex="Tahoma1" style:language-complex="he" style:country-complex="IL" style:font-weight-complex="normal"/>
    </style:style>
    <style:style style:name="T20" style:family="text">
      <style:text-properties fo:font-weight="normal" style:font-weight-asian="normal" style:language-complex="he" style:country-complex="IL" style:font-weight-complex="normal"/>
    </style:style>
    <style:style style:name="T21" style:family="text">
      <style:text-properties style:font-size-complex="14pt"/>
    </style:style>
    <style:style style:name="T22" style:family="text">
      <style:text-properties style:font-size-complex="14pt" style:language-complex="he" style:country-complex="IL"/>
    </style:style>
    <style:style style:name="T23" style:family="text">
      <style:text-properties style:font-name-complex="Tahoma1"/>
    </style:style>
    <style:style style:name="T24" style:family="text">
      <style:text-properties style:font-name-complex="Tahoma1" style:font-size-complex="8.5pt" style:language-complex="he" style:country-complex="IL"/>
    </style:style>
    <style:style style:name="T25" style:family="text">
      <style:text-properties style:font-name-complex="Tahoma1" style:font-size-complex="14pt" style:language-complex="he" style:country-complex="IL"/>
    </style:style>
    <style:style style:name="T26" style:family="text">
      <style:text-properties style:font-name-complex="Tahoma1" style:font-size-complex="13pt"/>
    </style:style>
    <style:style style:name="T27" style:family="text">
      <style:text-properties style:font-name-complex="Tahoma1" style:font-size-complex="13pt" style:language-complex="he" style:country-complex="IL"/>
    </style:style>
    <style:style style:name="T28" style:family="text">
      <style:text-properties style:font-name-complex="Tahoma1" style:language-complex="he" style:country-complex="IL"/>
    </style:style>
    <style:style style:name="T29" style:family="text">
      <style:text-properties fo:font-size="14pt"/>
    </style:style>
    <style:style style:name="T30" style:family="text">
      <style:text-properties style:font-size-asian="14pt"/>
    </style:style>
    <style:style style:name="T31" style:family="text">
      <style:text-properties style:language-complex="he" style:country-complex="I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style:font-size-asian="12pt" style:font-name-complex="Tahoma1" style:font-size-complex="12pt"/>
    </style:style>
    <style:style style:name="T34" style:family="text">
      <style:text-properties fo:font-size="12pt" style:font-size-asian="12pt" style:font-name-complex="Tahoma1" style:font-size-complex="12pt" style:language-complex="he" style:country-complex="IL"/>
    </style:style>
    <style:style style:name="T35" style:family="text">
      <style:text-properties fo:font-size="12pt" fo:font-weight="bold" style:font-size-asian="12pt" style:font-weight-asian="bold" style:font-name-complex="Tahoma1" style:font-size-complex="12pt" style:language-complex="he" style:country-complex="IL" style:font-weight-complex="bold"/>
    </style:style>
    <style:style style:name="T36" style:family="text">
      <style:text-properties fo:font-size="12pt" fo:font-weight="normal" style:font-size-asian="12pt" style:font-weight-asian="normal" style:font-name-complex="Tahoma1" style:font-size-complex="12pt" style:language-complex="he" style:country-complex="IL" style:font-weight-complex="normal"/>
    </style:style>
    <style:style style:name="T37" style:family="text">
      <style:text-properties fo:font-size="12pt" fo:font-style="italic" style:font-size-asian="12pt" style:font-style-asian="italic" style:font-size-complex="12pt" style:font-style-complex="italic"/>
    </style:style>
    <style:style style:name="T38" style:family="text">
      <style:text-properties fo:font-style="italic"/>
    </style:style>
    <style:style style:name="T39" style:family="text">
      <style:text-properties style:font-style-asian="italic"/>
    </style:style>
    <style:style style:name="T40" style:family="text">
      <style:text-properties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יום הזיכרון לנפטר</text:h>
      <text:p text:style-name="P8"><text:span text:style-name="T37"/></text:p>
      <text:p text:style-name="P8">לעילוי נשמת הנפטר, נוהגים לקרוא:</text:p>
      <text:list xml:id="list1656001211" text:style-name="L1">
        <text:list-item>
          <text:p text:style-name="P10">שמונה פרקי תהלים - קוראים בקול רם את הפסוק הראשון והאחרון, והשאר בלחש.</text:p>
        </text:list-item>
        <text:list-item>
          <text:p text:style-name="P10">שמונה פסוקים לכל אות של שם הנפטר, <text:s/>ולאותיות "נשמה".</text:p>
        </text:list-item>
        <text:list-item>
          <text:p text:style-name="P10">"אל מלא רחמים".</text:p>
        </text:list-item>
        <text:list-item>
          <text:p text:style-name="P10">"קדיש יתום".</text:p>
        </text:list-item>
      </text:list>
      <text:p text:style-name="P9"/>
      <text:h text:style-name="Heading_20_2" text:outline-level="2">תפילה כשנכנסים לבית הקברות</text:h>
      <text:p text:style-name="P7">בָּרוּךְ אַתָּה יְיָ אֱלֹהֵינוּ מֶלֶךְ הָעוֹלָם, </text:p>
      <text:p text:style-name="P7">אֲשֶׁר יָצַר אֶתְכֶם בַּדִּין,</text:p>
      <text:p text:style-name="P7">וְזָן וְכִלְכֵּל אֶתְכֶם בַּדִּין, </text:p>
      <text:p text:style-name="P7">וְהֵמִית אֶתְכֶם בַּדִּין, </text:p>
      <text:p text:style-name="P7">וְיוֹדֵעַ מִסְפַּר כֻּלְּכֶם בַּדִּין, </text:p>
      <text:p text:style-name="P7">וְהוּא עָתִיד לְהַחֲיוֹתְכֶם וּלְקַיֵּם אֶתְכֶם בַּדִּין, </text:p>
      <text:p text:style-name="P7">בָּרוּךְ אַתָּה יְיָ, מְחַיֵּה הַמֵּתִים.</text:p>
      <text:p text:style-name="P7"/>
      <text:h text:style-name="P17" text:outline-level="1">תהילים פרק לג</text:h>
      <text:p text:style-name="P2"><text:bookmark text:name="s1"/><text:span text:style-name="Q"><text:span text:style-name="T34">א</text:span></text:span><text:span text:style-name="T33">  </text:span><text:span text:style-name="T34">רַנְּנוּ צַדִּיקִים</text:span><text:span text:style-name="T6">, </text:span><text:span text:style-name="T34">בַּה</text:span><text:span text:style-name="T6">';    </text:span><text:span text:style-name="T34">לַיְשָׁרִים</text:span><text:span text:style-name="T6">, </text:span><text:span text:style-name="T34">נָאוָה תְהִלָּה</text:span><text:span text:style-name="T6">.</text:span><text:bookmark text:name="s2"/><text:span text:style-name="T6"><text:line-break/></text:span><text:span text:style-name="T34">ב</text:span><text:span text:style-name="T33">  </text:span><text:span text:style-name="T34">הודוּ לַה</text:span><text:span text:style-name="T6">' </text:span><text:span text:style-name="T34">בְּכִנּור</text:span><text:span text:style-name="T6">;    </text:span><text:span text:style-name="T34">בְּנֵבֶל עָשׂור</text:span><text:span text:style-name="T6">, </text:span><text:span text:style-name="T34">זַמְּרוּ</text:span><text:span text:style-name="T6">-</text:span><text:span text:style-name="T34">לו</text:span><text:span text:style-name="T6">.<text:line-break/></text:span><text:bookmark text:name="s3"/><text:span text:style-name="T34">ג</text:span><text:span text:style-name="T33">  </text:span><text:span text:style-name="T34">שִׁירוּ</text:span><text:span text:style-name="T6">-</text:span><text:span text:style-name="T34">לו</text:span><text:span text:style-name="T6">, </text:span><text:span text:style-name="T34">שִׁיר חָדָשׁ</text:span><text:span text:style-name="T6">;    </text:span><text:span text:style-name="T34">הֵיטִיבוּ נַגֵּן</text:span><text:span text:style-name="T6">, </text:span><text:span text:style-name="T34">בִּתְרוּעָה</text:span><text:span text:style-name="T6">.<text:line-break/></text:span><text:bookmark text:name="s4"/><text:span text:style-name="T34">ד</text:span><text:span text:style-name="T33">  </text:span><text:span text:style-name="T34">כִּי</text:span><text:span text:style-name="T6">-</text:span><text:span text:style-name="T34">יָשָׁר דְּבַר</text:span><text:span text:style-name="T6">-</text:span><text:span text:style-name="T34">ה</text:span><text:span text:style-name="T6">';    </text:span><text:span text:style-name="T34">וְכָל</text:span><text:span text:style-name="T6">-</text:span><text:span text:style-name="T34">מַעֲשֵׂהוּ</text:span><text:span text:style-name="T6">, </text:span><text:span text:style-name="T34">בֶּאֱמוּנָה</text:span><text:span text:style-name="T6">.<text:line-break/></text:span><text:bookmark text:name="s5"/><text:span text:style-name="T34">ה</text:span><text:span text:style-name="T33">  </text:span><text:span text:style-name="T34">אֹהֵב</text:span><text:span text:style-name="T6">, </text:span><text:span text:style-name="T34">צְדָקָה וּמִשְׁפָּט</text:span><text:span text:style-name="T6">;    </text:span><text:span text:style-name="T34">חֶסֶד ה</text:span><text:span text:style-name="T6">', </text:span><text:span text:style-name="T34">מָלְאָה הָאָרֶץ</text:span><text:span text:style-name="T6">.<text:line-break/></text:span><text:bookmark text:name="s6"/><text:span text:style-name="T34">ו</text:span><text:span text:style-name="T33">  </text:span><text:span text:style-name="T34">בִּדְבַר ה</text:span><text:span text:style-name="T6">', </text:span><text:span text:style-name="T34">שָׁמַיִם נַעֲשׂוּ</text:span><text:span text:style-name="T6">;    </text:span><text:span text:style-name="T34">וּבְרוּחַ פִּיו</text:span><text:span text:style-name="T6">, </text:span><text:span text:style-name="T34">כָּל</text:span><text:span text:style-name="T6">-</text:span><text:span text:style-name="T34">צְבָאָם</text:span><text:span text:style-name="T6">.<text:line-break/></text:span><text:bookmark text:name="s7"/><text:span text:style-name="T34">ז</text:span><text:span text:style-name="T33">  </text:span><text:span text:style-name="T34">כֹּנֵס כַּנֵּד</text:span><text:span text:style-name="T6">, </text:span><text:span text:style-name="T34">מֵי הַיָּם</text:span><text:span text:style-name="T6">;    </text:span><text:span text:style-name="T34">נֹתֵן בְּאוצָרות תְּהומות</text:span><text:span text:style-name="T6">.<text:line-break/></text:span><text:bookmark text:name="s8"/><text:span text:style-name="T34">ח</text:span><text:span text:style-name="T33">  </text:span><text:span text:style-name="T34">יִירְאוּ מֵה</text:span><text:span text:style-name="T6">', </text:span><text:span text:style-name="T34">כָּל</text:span><text:span text:style-name="T6">-</text:span><text:span text:style-name="T34">הָאָרֶץ</text:span><text:span text:style-name="T6">;    </text:span><text:span text:style-name="T34">מִמֶּנּוּ יָגוּרוּ</text:span><text:span text:style-name="T6">, </text:span><text:span text:style-name="T34">כָּל</text:span><text:span text:style-name="T6">-</text:span><text:span text:style-name="T34">יֹשְׁבֵי תֵבֵל</text:span><text:span text:style-name="T6">.<text:line-break/></text:span><text:bookmark text:name="s9"/><text:span text:style-name="T34">ט</text:span><text:span text:style-name="T33">  </text:span><text:span text:style-name="T34">כִּי הוּא אָמַר וַיֶּהִי</text:span><text:span text:style-name="T6">;    </text:span><text:span text:style-name="T34">הוּא</text:span><text:span text:style-name="T6">-</text:span><text:span text:style-name="T34">צִוָּה</text:span><text:span text:style-name="T6">, </text:span><text:span text:style-name="T34">וַיַּעֲמֹד</text:span><text:span text:style-name="T6">.<text:line-break/></text:span><text:bookmark text:name="s10"/><text:span text:style-name="T34">י</text:span><text:span text:style-name="T33">  </text:span><text:span text:style-name="T34">ה</text:span><text:span text:style-name="T6">', </text:span><text:span text:style-name="T34">הֵפִיר עֲצַת</text:span><text:span text:style-name="T6">-</text:span><text:span text:style-name="T34">גּויִם</text:span><text:span text:style-name="T6">;    </text:span><text:span text:style-name="T34">הֵנִיא</text:span><text:span text:style-name="T6">, </text:span><text:span text:style-name="T34">מַחְשְׁבות עַמִּים</text:span><text:span text:style-name="T6">.<text:line-break/></text:span><text:bookmark text:name="s11"/><text:span text:style-name="T34">יא</text:span><text:span text:style-name="T33">  </text:span><text:span text:style-name="T34">עֲצַת ה</text:span><text:span text:style-name="T6">', </text:span><text:span text:style-name="T34">לְעולָם תַּעֲמֹד</text:span><text:span text:style-name="T6">;    </text:span><text:span text:style-name="T34">מַחְשְׁבות לִבּו</text:span><text:span text:style-name="T6">, </text:span><text:span text:style-name="T34">לְדֹר וָדֹר</text:span><text:span text:style-name="T6">.<text:line-break/></text:span><text:bookmark text:name="s12"/><text:span text:style-name="T34">יב</text:span><text:span text:style-name="T33">  </text:span><text:span text:style-name="T34">אַשְׁרֵי הַגּוי</text:span><text:span text:style-name="T6">, </text:span><text:span text:style-name="T34">אֲשֶׁר</text:span><text:span text:style-name="T6">-</text:span><text:span text:style-name="T34">ה</text:span><text:span text:style-name="T6">' </text:span><text:span text:style-name="T34">אֱלֹהָיו</text:span><text:span text:style-name="T6">;    </text:span><text:span text:style-name="T34">הָעָם</text:span><text:span text:style-name="T6">, </text:span><text:span text:style-name="T34">בָּחַר לְנַחֲלָה לו</text:span><text:span text:style-name="T6">.<text:line-break/></text:span><text:bookmark text:name="s13"/><text:span text:style-name="T34">יג</text:span><text:span text:style-name="T33">  </text:span><text:span text:style-name="T34">מִשָּׁמַיִם</text:span><text:span text:style-name="T6">, </text:span><text:span text:style-name="T34">הִבִּיט ה</text:span><text:span text:style-name="T6">';    </text:span><text:span text:style-name="T34">רָאָה</text:span><text:span text:style-name="T6">, </text:span><text:span text:style-name="T34">אֶת</text:span><text:span text:style-name="T6">-</text:span><text:span text:style-name="T34">כָּל</text:span><text:span text:style-name="T6">-</text:span><text:span text:style-name="T34">בְּנֵי הָאָדָם</text:span><text:span text:style-name="T6">.<text:line-break/></text:span><text:bookmark text:name="s14"/><text:span text:style-name="T34">יד</text:span><text:span text:style-name="T33">  </text:span><text:span text:style-name="T34">מִמְּכון</text:span><text:span text:style-name="T6">-</text:span><text:span text:style-name="T34">שִׁבְתּו הִשְׁגִּיחַ</text:span><text:span text:style-name="T6">--    </text:span><text:span text:style-name="T34">אֶל כָּל</text:span><text:span text:style-name="T6">-</text:span><text:span text:style-name="T34">יֹשְׁבֵי הָאָרֶץ</text:span><text:span text:style-name="T6">.<text:line-break/></text:span><text:bookmark text:name="s15"/><text:span text:style-name="T34">טו</text:span><text:span text:style-name="T33">  </text:span><text:span text:style-name="T34">הַיֹּצֵר יַחַד לִבָּם</text:span><text:span text:style-name="T6">;    </text:span><text:span text:style-name="T34">הַמֵּבִין</text:span><text:span text:style-name="T6">, </text:span><text:span text:style-name="T34">אֶל</text:span><text:span text:style-name="T6">-</text:span><text:span text:style-name="T34">כָּל</text:span><text:span text:style-name="T6">-</text:span><text:span text:style-name="T34">מַעֲשֵׂיהֶם</text:span><text:span text:style-name="T6">.<text:line-break/></text:span><text:bookmark text:name="s16"/><text:span text:style-name="T34">טז</text:span><text:span text:style-name="T33">  </text:span><text:span text:style-name="T34">אֵין</text:span><text:span text:style-name="T6">-</text:span><text:span text:style-name="T34">הַמֶּלֶךְ</text:span><text:span text:style-name="T6">, </text:span><text:span text:style-name="T34">נושָׁע בְּרָב</text:span><text:span text:style-name="T6">-</text:span><text:span text:style-name="T34">חָיִל</text:span><text:span text:style-name="T6">;    </text:span><text:span text:style-name="T34">גִּבּור</text:span><text:span text:style-name="T6">, </text:span><text:span text:style-name="T34">לֹא</text:span><text:span text:style-name="T6">-</text:span><text:span text:style-name="T34">יִנָּצֵל בְּרָב</text:span><text:span text:style-name="T6">-</text:span><text:span text:style-name="T34">כֹּחַ</text:span><text:span text:style-name="T6">.<text:line-break/></text:span><text:bookmark text:name="s17"/><text:span text:style-name="T34">יז</text:span><text:span text:style-name="T33">  </text:span><text:span text:style-name="T34">שֶׁקֶר הַסּוּס</text:span><text:span text:style-name="T6">, </text:span><text:span text:style-name="T34">לִתְשׁוּעָה</text:span><text:span text:style-name="T6">;    </text:span><text:span text:style-name="T34">וּבְרֹב חֵילו</text:span><text:span text:style-name="T6">, </text:span><text:span text:style-name="T34">לֹא יְמַלֵּט</text:span><text:span text:style-name="T6">.<text:line-break/></text:span><text:bookmark text:name="s18"/><text:span text:style-name="T34">יח</text:span><text:span text:style-name="T33">  </text:span><text:span text:style-name="T34">הִנֵּה עֵין ה</text:span><text:span text:style-name="T6">', </text:span><text:span text:style-name="T34">אֶל</text:span><text:span text:style-name="T6">-</text:span><text:span text:style-name="T34">יְרֵאָיו</text:span><text:span text:style-name="T6">;    </text:span><text:span text:style-name="T34">לַמְיַחֲלִים לְחַסְדּו</text:span><text:span text:style-name="T6">.<text:line-break/></text:span><text:bookmark text:name="s19"/><text:span text:style-name="T34">יט</text:span><text:span text:style-name="T33">  </text:span><text:span text:style-name="T34">לְהַצִּיל מִמָּוֶת נַפְשָׁם</text:span><text:span text:style-name="T6">;    </text:span><text:span text:style-name="T34">וּלְחַיּותָם</text:span><text:span text:style-name="T6">, </text:span><text:span text:style-name="T34">בָּרָעָב</text:span><text:span text:style-name="T6">.<text:line-break/></text:span><text:bookmark text:name="s20"/><text:span text:style-name="T34">כ</text:span><text:span text:style-name="T33">  </text:span><text:span text:style-name="T34">נַפְשֵׁנוּ</text:span><text:span text:style-name="T6">, </text:span><text:span text:style-name="T34">חִכְּתָה לַה</text:span><text:span text:style-name="T6">';    </text:span><text:span text:style-name="T34">עֶזְרֵנוּ וּמָגִנֵּנוּ הוּא</text:span><text:span text:style-name="T6">.<text:line-break/></text:span><text:bookmark text:name="s21"/><text:span text:style-name="T34">כא</text:span><text:span text:style-name="T33">  </text:span><text:span text:style-name="T34">כִּי</text:span><text:span text:style-name="T6">-</text:span><text:span text:style-name="T34">בו</text:span><text:span text:style-name="T6">, </text:span><text:span text:style-name="T34">יִשְׂמַח לִבֵּנוּ</text:span><text:span text:style-name="T6">:    </text:span><text:span text:style-name="T34">כִּי בְשֵׁם קָדְשׁו בָטָחְנוּ</text:span><text:span text:style-name="T6">.<text:line-break/></text:span><text:bookmark text:name="s22"/><text:span text:style-name="T34">כב</text:span><text:span text:style-name="T33">  </text:span><text:span text:style-name="T34">יְהִי</text:span><text:span text:style-name="T6">-</text:span><text:span text:style-name="T34">חַסְדְּךָ ה</text:span><text:span text:style-name="T6">' </text:span><text:span text:style-name="T34">עָלֵינוּ</text:span><text:span text:style-name="T6">:    </text:span><text:span text:style-name="T34">כַּאֲשֶׁר</text:span><text:span text:style-name="T6">, </text:span><text:span text:style-name="T34">יִחַלְנוּ לָךְ</text:span><text:span text:style-name="T6">. </text:span></text:p>
      <text:h text:style-name="P15" text:outline-level="1">תהילים פרק טז</text:h>
      <text:p text:style-name="P3"><text:bookmark text:name="s110"/><text:span text:style-name="Q"><text:span text:style-name="T34">א</text:span></text:span><text:span text:style-name="T33">  </text:span><text:span text:style-name="T34">מִכְתָּם לְדָוִד</text:span><text:span text:style-name="T6">:    </text:span><text:span text:style-name="T34">שָׁמְרֵנִי אֵל</text:span><text:span text:style-name="T6">, </text:span><text:span text:style-name="T34">כִּי</text:span><text:span text:style-name="T6">-</text:span><text:span text:style-name="T34">חָסִיתִי בָךְ</text:span><text:span text:style-name="T6">.<text:line-break/></text:span><text:bookmark text:name="s23"/><text:span text:style-name="T34">ב</text:span><text:span text:style-name="T33">  </text:span><text:span text:style-name="T34">אָמַרְתְּ לַה</text:span><text:span text:style-name="T6">', </text:span><text:span text:style-name="T34">אֲדֹנָי אָתָּה</text:span><text:span text:style-name="T6">;    </text:span><text:span text:style-name="T34">טובָתִי</text:span><text:span text:style-name="T6">, </text:span><text:span text:style-name="T34">בַּל</text:span><text:span text:style-name="T6">-</text:span><text:span text:style-name="T34">עָלֶיךָ</text:span><text:span text:style-name="T6">.<text:line-break/></text:span><text:bookmark text:name="s31"/><text:span text:style-name="T34">ג</text:span><text:span text:style-name="T33">  </text:span><text:span text:style-name="T34">לִקְדושִׁים</text:span><text:span text:style-name="T6">, </text:span><text:span text:style-name="T34">אֲשֶׁר</text:span><text:span text:style-name="T6">-</text:span><text:span text:style-name="T34">בָּאָרֶץ הֵמָּה</text:span><text:span text:style-name="T6">;    </text:span><text:span text:style-name="T34">וְאַדִּירֵי</text:span><text:span text:style-name="T6">, </text:span><text:span text:style-name="T34">כָּל</text:span><text:span text:style-name="T6">-</text:span><text:span text:style-name="T34">חֶפְצִי</text:span><text:span text:style-name="T6">-</text:span><text:span text:style-name="T34">בָם</text:span><text:span text:style-name="T6">.<text:line-break/></text:span><text:bookmark text:name="s41"/><text:span text:style-name="T34">ד</text:span><text:span text:style-name="T33">  </text:span><text:span text:style-name="T34">יִרְבּוּ עַצְּבותָם</text:span><text:span text:style-name="T6">,    </text:span><text:span text:style-name="T34">אַחֵר מָהָרוּ</text:span><text:span text:style-name="T6">:<text:line-break/></text:span><text:span text:style-name="T34">בַּל</text:span><text:span text:style-name="T6">-</text:span><text:span text:style-name="T34">אַסִּיךְ נִסְכֵּיהֶם מִדָּם</text:span><text:span text:style-name="T6">;    </text:span><text:span text:style-name="T34">וּבַל</text:span><text:span text:style-name="T6">-</text:span><text:span text:style-name="T34">אֶשָּׂא אֶת</text:span><text:span text:style-name="T6">-</text:span><text:span text:style-name="T34">שְׁמותָם</text:span><text:span text:style-name="T6">, </text:span><text:span text:style-name="T34">עַל</text:span><text:span text:style-name="T6">-</text:span><text:span text:style-name="T34">שְׂפָתָי</text:span><text:span text:style-name="T6">.<text:line-break/></text:span><text:bookmark text:name="s51"/><text:span text:style-name="T34">ה</text:span><text:span text:style-name="T33">  </text:span><text:span text:style-name="T34">ה</text:span><text:span text:style-name="T6">', </text:span><text:span text:style-name="T34">מְנָת</text:span><text:span text:style-name="T6">-</text:span><text:span text:style-name="T34">חֶלְקִי וְכוסִי</text:span><text:span text:style-name="T6">--    </text:span><text:span text:style-name="T34">אַתָּה</text:span><text:span text:style-name="T6">, </text:span><text:span text:style-name="T34">תּומִיךְ גּורָלִי</text:span><text:span text:style-name="T6">.<text:line-break/></text:span><text:bookmark text:name="s61"/><text:span text:style-name="T34">ו</text:span><text:span text:style-name="T33">  </text:span><text:span text:style-name="T34">חֲבָלִים נָפְלוּ</text:span><text:span text:style-name="T6">-</text:span><text:span text:style-name="T34">לִי</text:span><text:span text:style-name="T6">, </text:span><text:span text:style-name="T34">בַּנְּעִמִים</text:span><text:span text:style-name="T6">;    </text:span><text:span text:style-name="T34">אַף</text:span><text:span text:style-name="T6">-</text:span><text:span text:style-name="T34">נַחֲלָת</text:span><text:span text:style-name="T6">, </text:span><text:span text:style-name="T34">שָׁפְרָה עָלָי</text:span><text:span text:style-name="T6">.<text:line-break/></text:span><text:bookmark text:name="s71"/><text:span text:style-name="T34">ז</text:span><text:span text:style-name="T33">  </text:span><text:span text:style-name="T34">אֲבָרֵךְ</text:span><text:span text:style-name="T6">--</text:span><text:span text:style-name="T34">אֶת</text:span><text:span text:style-name="T6">-</text:span><text:span text:style-name="T34">ה</text:span><text:span text:style-name="T6">', </text:span><text:span text:style-name="T34">אֲשֶׁר יְעָצָנִי</text:span><text:span text:style-name="T6">;    </text:span><text:span text:style-name="T34">אַף</text:span><text:span text:style-name="T6">-</text:span><text:span text:style-name="T34">לֵילות</text:span><text:span text:style-name="T6">, </text:span><text:span text:style-name="T34">יִסְּרוּנִי כִלְיותָי</text:span><text:span text:style-name="T6">.<text:line-break/></text:span><text:bookmark text:name="s81"/><text:span text:style-name="T34">ח</text:span><text:span text:style-name="T33">  </text:span><text:span text:style-name="T34">שִׁוִּיתִי ה</text:span><text:span text:style-name="T6">' </text:span><text:span text:style-name="T34">לְנֶגְדִּי תָמִיד</text:span><text:span text:style-name="T6">:    </text:span><text:span text:style-name="T34">כִּי מִימִינִי</text:span><text:span text:style-name="T6">, </text:span><text:span text:style-name="T34">בַּל</text:span><text:span text:style-name="T6">-</text:span><text:span text:style-name="T34">אֶמּוט</text:span><text:span text:style-name="T6">.<text:line-break/></text:span><text:bookmark text:name="s91"/><text:span text:style-name="T34">ט</text:span><text:span text:style-name="T33">  </text:span><text:span text:style-name="T34">לָכֵן</text:span><text:span text:style-name="T6">, </text:span><text:span text:style-name="T34">שָׂמַח לִבִּי</text:span><text:span text:style-name="T6">--</text:span><text:span text:style-name="T34">וַיָּגֶל כְּבודִי</text:span><text:span text:style-name="T6">;    </text:span><text:span text:style-name="T34">אַף</text:span><text:span text:style-name="T6">-</text:span><text:span text:style-name="T34">בְּשָׂרִי</text:span><text:span text:style-name="T6">, </text:span><text:span text:style-name="T34">יִשְׁכֹּן </text:span><text:soft-page-break/><text:span text:style-name="T34">לָבֶטַח</text:span><text:span text:style-name="T6">.<text:line-break/></text:span><text:bookmark text:name="s101"/><text:span text:style-name="T34">י</text:span><text:span text:style-name="T33">  </text:span><text:span text:style-name="T34">כִּי</text:span><text:span text:style-name="T6">, </text:span><text:span text:style-name="T34">לֹא</text:span><text:span text:style-name="T6">-</text:span><text:span text:style-name="T34">תַעֲזֹב נַפְשִׁי לִשְׁאול</text:span><text:span text:style-name="T6">;    </text:span><text:span text:style-name="T34">לֹא</text:span><text:span text:style-name="T6">-</text:span><text:span text:style-name="T34">תִתֵּן חֲסִידְךָ</text:span><text:span text:style-name="T6">, </text:span><text:span text:style-name="T34">לִרְאות שָׁחַת</text:span><text:span text:style-name="T6">.<text:line-break/></text:span><text:bookmark text:name="s111"/><text:span text:style-name="T34">יא</text:span><text:span text:style-name="T33">  </text:span><text:span text:style-name="T34">תּודִיעֵנִי</text:span><text:span text:style-name="T6">,    </text:span><text:span text:style-name="T34">אֹרַח חַיִּים</text:span><text:span text:style-name="T6">:<text:line-break/></text:span><text:span text:style-name="T34">שֹׂבַע שְׂמָחות</text:span><text:span text:style-name="T6">, </text:span><text:span text:style-name="T34">אֶת</text:span><text:span text:style-name="T6">-</text:span><text:span text:style-name="T34">פָּנֶיךָ</text:span><text:span text:style-name="T6">;    </text:span><text:span text:style-name="T34">נְעִמות בִּימִינְךָ נֶצַח</text:span><text:span text:style-name="T6">. </text:span></text:p>
      <text:h text:style-name="P16" text:outline-level="1">תהילים פרק יז</text:h>
      <text:p text:style-name="P13"><text:bookmark text:name="s113"/><text:span text:style-name="Q"><text:span text:style-name="T34">א</text:span></text:span><text:span text:style-name="T33">  </text:span><text:span text:style-name="T34">תְּפִלָּה</text:span><text:span text:style-name="T6">, </text:span><text:span text:style-name="T34">לְדָוִד</text:span><text:span text:style-name="T6">:<text:line-break/></text:span><text:span text:style-name="T34">שִׁמְעָה ה</text:span><text:span text:style-name="T6">', </text:span><text:span text:style-name="T34">צֶדֶק</text:span><text:span text:style-name="T6">--    </text:span><text:span text:style-name="T34">הַקְשִׁיבָה רִנָּתִי</text:span><text:span text:style-name="T6">, </text:span><text:span text:style-name="T34">הַאֲזִינָה תְפִלָּתִי</text:span><text:span text:style-name="T6">;<text:line-break/></text:span><text:span text:style-name="T34">בְּלֹא</text:span><text:span text:style-name="T6">,    </text:span><text:span text:style-name="T34">שִׂפְתֵי מִרְמָה</text:span><text:span text:style-name="T6">.<text:line-break/></text:span><text:bookmark text:name="s24"/><text:span text:style-name="T34">ב</text:span><text:span text:style-name="T33">  </text:span><text:span text:style-name="T34">מִלְּפָנֶיךָ</text:span><text:span text:style-name="T6">, </text:span><text:span text:style-name="T34">מִשְׁפָּטִי יֵצֵא</text:span><text:span text:style-name="T6">;    </text:span><text:span text:style-name="T34">עֵינֶיךָ</text:span><text:span text:style-name="T6">, </text:span><text:span text:style-name="T34">תֶּחֱזֶינָה מֵישָׁרִים</text:span><text:span text:style-name="T6">.<text:line-break/></text:span><text:bookmark text:name="s32"/><text:span text:style-name="T34">ג</text:span><text:span text:style-name="T33">  </text:span><text:span text:style-name="T34">בָּחַנְתָּ לִבִּי</text:span><text:span text:style-name="T6">, </text:span><text:span text:style-name="T34">פָּקַדְתָּ לַּיְלָה</text:span><text:span text:style-name="T6">--    </text:span><text:span text:style-name="T34">צְרַפְתַּנִי בַל</text:span><text:span text:style-name="T6">-</text:span><text:span text:style-name="T34">תִּמְצָא</text:span><text:span text:style-name="T6">;<text:line-break/></text:span><text:span text:style-name="T34">זַמֹּתִי</text:span><text:span text:style-name="T6">,    </text:span><text:span text:style-name="T34">בַּל</text:span><text:span text:style-name="T6">-</text:span><text:span text:style-name="T34">יַעֲבָר</text:span><text:span text:style-name="T6">-</text:span><text:span text:style-name="T34">פִּי</text:span><text:span text:style-name="T6">.<text:line-break/></text:span><text:bookmark text:name="s42"/><text:span text:style-name="T34">ד</text:span><text:span text:style-name="T33">  </text:span><text:span text:style-name="T34">לִפְעֻלּות אָדָם</text:span><text:span text:style-name="T6">, </text:span><text:span text:style-name="T34">בִּדְבַר שְׂפָתֶיךָ</text:span><text:span text:style-name="T6">--    </text:span><text:span text:style-name="T34">אֲנִי שָׁמַרְתִּי</text:span><text:span text:style-name="T6">, </text:span><text:span text:style-name="T34">אָרְחות פָּרִיץ</text:span><text:span text:style-name="T6">.<text:line-break/></text:span><text:bookmark text:name="s52"/><text:span text:style-name="T34">ה</text:span><text:span text:style-name="T33">  </text:span><text:span text:style-name="T34">תָּמֹךְ אֲשֻׁרַי</text:span><text:span text:style-name="T6">, </text:span><text:span text:style-name="T34">בְּמַעְגְּלותֶיךָ</text:span><text:span text:style-name="T6">;    </text:span><text:span text:style-name="T34">בַּל</text:span><text:span text:style-name="T6">-</text:span><text:span text:style-name="T34">נָמוטּוּ פְעָמָי</text:span><text:span text:style-name="T6">.<text:line-break/></text:span><text:bookmark text:name="s62"/><text:span text:style-name="T34">ו</text:span><text:span text:style-name="T33">  </text:span><text:span text:style-name="T34">אֲנִי</text:span><text:span text:style-name="T6">-</text:span><text:span text:style-name="T34">קְרָאתִיךָ כִי</text:span><text:span text:style-name="T6">-</text:span><text:span text:style-name="T34">תַעֲנֵנִי אֵל</text:span><text:span text:style-name="T6">;    </text:span><text:span text:style-name="T34">הַט</text:span><text:span text:style-name="T6">-</text:span><text:span text:style-name="T34">אָזְנְךָ לִי</text:span><text:span text:style-name="T6">, </text:span><text:span text:style-name="T34">שְׁמַע אִמְרָתִי</text:span><text:span text:style-name="T6">.<text:line-break/></text:span><text:bookmark text:name="s72"/><text:span text:style-name="T34">ז</text:span><text:span text:style-name="T33">  </text:span><text:span text:style-name="T34">הַפְלֵה חֲסָדֶיךָ</text:span><text:span text:style-name="T6">, </text:span><text:span text:style-name="T34">מושִׁיעַ חוסִים</text:span><text:span text:style-name="T6">--    </text:span><text:span text:style-name="T34">מִמִּתְקומְמִים</text:span><text:span text:style-name="T6">, </text:span><text:span text:style-name="T34">בִּימִינֶךָ</text:span><text:span text:style-name="T6">.<text:line-break/></text:span><text:bookmark text:name="s82"/><text:span text:style-name="T34">ח</text:span><text:span text:style-name="T33">  </text:span><text:span text:style-name="T34">שָׁמְרֵנִי</text:span><text:span text:style-name="T6">, </text:span><text:span text:style-name="T34">כְּאִישׁון בַּת</text:span><text:span text:style-name="T6">-</text:span><text:span text:style-name="T34">עָיִן</text:span><text:span text:style-name="T6">;    </text:span><text:span text:style-name="T34">בְּצֵל כְּנָפֶיךָ</text:span><text:span text:style-name="T6">, </text:span><text:span text:style-name="T34">תַּסְתִּירֵנִי</text:span><text:span text:style-name="T6">.<text:line-break/></text:span><text:bookmark text:name="s92"/><text:span text:style-name="T34">ט</text:span><text:span text:style-name="T33">  </text:span><text:span text:style-name="T34">מִפְּנֵי רְשָׁעִים</text:span><text:span text:style-name="T6">, </text:span><text:span text:style-name="T34">זוּ שַׁדּוּנִי</text:span><text:span text:style-name="T6">;    </text:span><text:span text:style-name="T34">אֹיְבַי בְּנֶפֶשׁ</text:span><text:span text:style-name="T6">, </text:span><text:span text:style-name="T34">יַקִּיפוּ עָלָי</text:span><text:span text:style-name="T6">.<text:line-break/></text:span><text:bookmark text:name="s102"/><text:span text:style-name="T34">י</text:span><text:span text:style-name="T33">  </text:span><text:span text:style-name="T34">חֶלְבָּמו סָּגְרוּ</text:span><text:span text:style-name="T6">;    </text:span><text:span text:style-name="T34">פִּימו</text:span><text:span text:style-name="T6">, </text:span><text:span text:style-name="T34">דִּבְּרוּ בְגֵאוּת</text:span><text:span text:style-name="T6">.<text:line-break/></text:span><text:bookmark text:name="s112"/><text:span text:style-name="T34">יא</text:span><text:span text:style-name="T33">  </text:span><text:span text:style-name="T34">אַשֻּׁרֵינוּ</text:span><text:span text:style-name="T6">, </text:span><text:span text:style-name="T34">עַתָּה סבבוני </text:span><text:span text:style-name="T6">(</text:span><text:span text:style-name="T34">סְבָבוּנוּ</text:span><text:span text:style-name="T6">);    </text:span><text:span text:style-name="T34">עֵינֵיהֶם יָשִׁיתוּ</text:span><text:span text:style-name="T6">, </text:span><text:span text:style-name="T34">לִנְטות בָּאָרֶץ</text:span><text:span text:style-name="T6">.<text:line-break/></text:span><text:bookmark text:name="s121"/><text:span text:style-name="T34">יב</text:span><text:span text:style-name="T33">  </text:span><text:span text:style-name="T34">דִּמְיֹנו</text:span><text:span text:style-name="T6">--</text:span><text:span text:style-name="T34">כְּאַרְיֵה</text:span><text:span text:style-name="T6">, </text:span><text:span text:style-name="T34">יִכְסוף לִטְרֹף</text:span><text:span text:style-name="T6">;    </text:span><text:span text:style-name="T34">וְכִכְפִיר</text:span><text:span text:style-name="T6">, </text:span><text:span text:style-name="T34">יֹשֵׁב בְּמִסְתָּרִים</text:span><text:span text:style-name="T6">.<text:line-break/></text:span><text:bookmark text:name="s131"/><text:span text:style-name="T34">יג</text:span><text:span text:style-name="T33">  </text:span><text:span text:style-name="T34">קוּמָה ה</text:span><text:span text:style-name="T6">'--    </text:span><text:span text:style-name="T34">קַדְּמָה פָנָיו</text:span><text:span text:style-name="T6">, </text:span><text:span text:style-name="T34">הַכְרִיעֵהוּ</text:span><text:span text:style-name="T6">;<text:line-break/></text:span><text:span text:style-name="T34">פַּלְּטָה נַפְשִׁי</text:span><text:span text:style-name="T6">,    </text:span><text:span text:style-name="T34">מֵרָשָׁע חַרְבֶּךָ</text:span><text:span text:style-name="T6">.<text:line-break/></text:span><text:bookmark text:name="s141"/><text:span text:style-name="T34">יד</text:span><text:span text:style-name="T33">  </text:span><text:span text:style-name="T34">מִמְתִים יָדְךָ ה</text:span><text:span text:style-name="T6">',    </text:span><text:span text:style-name="T34">מִמְתִים מֵחֶלֶד</text:span><text:span text:style-name="T6">--<text:line-break/></text:span><text:span text:style-name="T34">חֶלְקָם בַּחַיִּים</text:span><text:span text:style-name="T6">,    </text:span><text:span text:style-name="T34">וצפינך </text:span><text:span text:style-name="T6">(</text:span><text:span text:style-name="T34">וּצְפוּנְךָ</text:span><text:span text:style-name="T6">) </text:span><text:span text:style-name="T34">תְּמַלֵּא בִטְנָם</text:span><text:span text:style-name="T6">: </text:span><text:span text:style-name="T34">יִשְׂבְּעוּ בָנִים</text:span><text:span text:style-name="T6">--    </text:span><text:span text:style-name="T34">וְהִנִּיחוּ יִתְרָם</text:span><text:span text:style-name="T6">, </text:span><text:span text:style-name="T34">לְעולְלֵיהֶם</text:span><text:span text:style-name="T6">.<text:line-break/></text:span><text:bookmark text:name="s151"/><text:span text:style-name="T34">טו</text:span><text:span text:style-name="T33">  </text:span><text:span text:style-name="T34">אֲנִי</text:span><text:span text:style-name="T6">--</text:span><text:span text:style-name="T34">בְּצֶדֶק</text:span><text:span text:style-name="T6">, </text:span><text:span text:style-name="T34">אֶחֱזֶה פָנֶיךָ</text:span><text:span text:style-name="T6">;    </text:span><text:span text:style-name="T34">אֶשְׂבְּעָה בְהָקִיץ</text:span><text:span text:style-name="T6">, </text:span><text:span text:style-name="T34">תְּמוּנָתֶךָ</text:span><text:span text:style-name="T6">.</text:span></text:p>
      <text:h text:style-name="P22" text:outline-level="1"><text:span text:style-name="Q"><text:span text:style-name="T34">תהילים פרק עב</text:span></text:span></text:h>
      <text:p text:style-name="P14"><text:bookmark text:name="s115"/><text:span text:style-name="Q"><text:span text:style-name="T34">א</text:span></text:span><text:span text:style-name="T33">  </text:span><text:span text:style-name="T34">לִשְׁלֹמֹה</text:span><text:span text:style-name="T6">:    </text:span><text:span text:style-name="T34">אֱלֹהִים</text:span><text:span text:style-name="T6">--</text:span><text:span text:style-name="T34">מִשְׁפָּטֶיךָ</text:span><text:span text:style-name="T6">, </text:span><text:span text:style-name="T34">לְמֶלֶךְ תֵּן</text:span><text:span text:style-name="T6">; </text:span><text:span text:style-name="T34">וְצִדְקָתְךָ לְבֶן</text:span><text:span text:style-name="T6">-</text:span><text:span text:style-name="T34">מֶלֶךְ</text:span><text:span text:style-name="T6">.<text:line-break/></text:span><text:bookmark text:name="s25"/><text:span text:style-name="T34">ב</text:span><text:span text:style-name="T33">  </text:span><text:span text:style-name="T34">יָדִין עַמְּךָ בְצֶדֶק</text:span><text:span text:style-name="T6">;    </text:span><text:span text:style-name="T34">וַעֲנִיֶּיךָ בְמִשְׁפָּט</text:span><text:span text:style-name="T6">.<text:line-break/></text:span><text:bookmark text:name="s33"/><text:span text:style-name="T34">ג</text:span><text:span text:style-name="T33">  </text:span><text:span text:style-name="T34">יִשְׂאוּ הָרִים שָׁלום לָעָם</text:span><text:span text:style-name="T6">;    </text:span><text:span text:style-name="T34">וּגְבָעות</text:span><text:span text:style-name="T6">, </text:span><text:span text:style-name="T34">בִּצְדָקָה</text:span><text:span text:style-name="T6">.<text:line-break/></text:span><text:bookmark text:name="s43"/><text:span text:style-name="T34">ד</text:span><text:span text:style-name="T33">  </text:span><text:span text:style-name="T34">יִשְׁפֹּט</text:span><text:span text:style-name="T6">, </text:span><text:span text:style-name="T34">עֲנִיֵּי</text:span><text:span text:style-name="T6">-</text:span><text:span text:style-name="T34">עָם</text:span><text:span text:style-name="T6">--</text:span><text:span text:style-name="T34">יושִׁיעַ</text:span><text:span text:style-name="T6">, </text:span><text:span text:style-name="T34">לִבְנֵי אֶבְיון</text:span><text:span text:style-name="T6">;    </text:span><text:span text:style-name="T34">וִידַכֵּא עושֵׁק</text:span><text:span text:style-name="T6">.<text:line-break/></text:span><text:bookmark text:name="s53"/><text:span text:style-name="T34">ה</text:span><text:span text:style-name="T33">  </text:span><text:span text:style-name="T34">יִירָאוּךָ עִם</text:span><text:span text:style-name="T6">-</text:span><text:span text:style-name="T34">שָׁמֶשׁ</text:span><text:span text:style-name="T6">;    </text:span><text:span text:style-name="T34">וְלִפְנֵי יָרֵחַ</text:span><text:span text:style-name="T6">, </text:span><text:span text:style-name="T34">דּור דּורִים</text:span><text:span text:style-name="T6">.<text:line-break/></text:span><text:bookmark text:name="s63"/><text:span text:style-name="T34">ו</text:span><text:span text:style-name="T33">  </text:span><text:span text:style-name="T34">יֵרֵד</text:span><text:span text:style-name="T6">, </text:span><text:span text:style-name="T34">כְּמָטָר עַל</text:span><text:span text:style-name="T6">-</text:span><text:span text:style-name="T34">גֵּז</text:span><text:span text:style-name="T6">;    </text:span><text:span text:style-name="T34">כִּרְבִיבִים</text:span><text:span text:style-name="T6">, </text:span><text:span text:style-name="T34">זַרְזִיף אָרֶץ</text:span><text:span text:style-name="T6">.<text:line-break/></text:span><text:bookmark text:name="s73"/><text:span text:style-name="T34">ז</text:span><text:span text:style-name="T33">  </text:span><text:span text:style-name="T34">יִפְרַח</text:span><text:span text:style-name="T6">-</text:span><text:span text:style-name="T34">בְּיָמָיו צַדִּיק</text:span><text:span text:style-name="T6">;    </text:span><text:span text:style-name="T34">וְרֹב שָׁלום</text:span><text:span text:style-name="T6">, </text:span><text:span text:style-name="T34">עַד</text:span><text:span text:style-name="T6">-</text:span><text:span text:style-name="T34">בְּלִי יָרֵחַ</text:span><text:span text:style-name="T6">.<text:line-break/></text:span><text:bookmark text:name="s83"/><text:span text:style-name="T34">ח</text:span><text:span text:style-name="T33">  </text:span><text:span text:style-name="T34">וְיֵרְדְּ</text:span><text:span text:style-name="T6">, </text:span><text:span text:style-name="T34">מִיָּם עַד</text:span><text:span text:style-name="T6">-</text:span><text:span text:style-name="T34">יָם</text:span><text:span text:style-name="T6">;    </text:span><text:span text:style-name="T34">וּמִנָּהָר</text:span><text:span text:style-name="T6">, </text:span><text:span text:style-name="T34">עַד</text:span><text:span text:style-name="T6">-</text:span><text:span text:style-name="T34">אַפְסֵי</text:span><text:span text:style-name="T6">-</text:span><text:span text:style-name="T34">אָרֶץ</text:span><text:span text:style-name="T6">.<text:line-break/></text:span><text:bookmark text:name="s93"/><text:span text:style-name="T34">ט</text:span><text:span text:style-name="T33">  </text:span><text:span text:style-name="T34">לְפָנָיו</text:span><text:span text:style-name="T6">, </text:span><text:span text:style-name="T34">יִכְרְעוּ צִיִּים</text:span><text:span text:style-name="T6">;    </text:span><text:span text:style-name="T34">וְאֹיְבָיו</text:span><text:span text:style-name="T6">, </text:span><text:span text:style-name="T34">עָפָר יְלַחֵכוּ</text:span><text:span text:style-name="T6">.<text:line-break/></text:span><text:bookmark text:name="s103"/><text:span text:style-name="T34">י</text:span><text:span text:style-name="T33">  </text:span><text:span text:style-name="T34">מַלְכֵי תַרְשִׁישׁ וְאִיִּים</text:span><text:span text:style-name="T6">,    </text:span><text:span text:style-name="T34">מִנְחָה יָשִׁיבוּ</text:span><text:span text:style-name="T6">;<text:line-break/></text:span><text:span text:style-name="T34">מַלְכֵי שְׁבָא וּסְבָא</text:span><text:span text:style-name="T6">,    </text:span><text:span text:style-name="T34">אֶשְׁכָּר יַקְרִיבוּ</text:span><text:span text:style-name="T6">.<text:line-break/></text:span><text:bookmark text:name="s114"/><text:span text:style-name="T34">יא</text:span><text:span text:style-name="T33">  </text:span><text:span text:style-name="T34">וְיִשְׁתַּחֲווּ</text:span><text:span text:style-name="T6">-</text:span><text:span text:style-name="T34">לו כָל</text:span><text:span text:style-name="T6">-</text:span><text:span text:style-name="T34">מְלָכִים</text:span><text:span text:style-name="T6">;    </text:span><text:span text:style-name="T34">כָּל</text:span><text:span text:style-name="T6">-</text:span><text:span text:style-name="T34">גּויִם יַעַבְדוּהוּ</text:span><text:span text:style-name="T6">.<text:line-break/></text:span><text:bookmark text:name="s122"/><text:span text:style-name="T34">יב</text:span><text:span text:style-name="T33">  </text:span><text:span text:style-name="T34">כִּי</text:span><text:span text:style-name="T6">-</text:span><text:span text:style-name="T34">יַצִּיל</text:span><text:span text:style-name="T6">, </text:span><text:span text:style-name="T34">אֶבְיון מְשַׁוֵּעַ</text:span><text:span text:style-name="T6">;    </text:span><text:span text:style-name="T34">וְעָנִי</text:span><text:span text:style-name="T6">, </text:span><text:span text:style-name="T34">וְאֵין</text:span><text:span text:style-name="T6">-</text:span><text:span text:style-name="T34">עֹזֵר לו</text:span><text:span text:style-name="T6">.<text:line-break/></text:span><text:bookmark text:name="s132"/><text:span text:style-name="T34">יג</text:span><text:span text:style-name="T33">  </text:span><text:span text:style-name="T34">יָחֹס</text:span><text:span text:style-name="T6">, </text:span><text:span text:style-name="T34">עַל</text:span><text:span text:style-name="T6">-</text:span><text:span text:style-name="T34">דַּל וְאֶבְיון</text:span><text:span text:style-name="T6">;    </text:span><text:span text:style-name="T34">וְנַפְשׁות אֶבְיונִים יושִׁיעַ</text:span><text:span text:style-name="T6">.<text:line-break/></text:span><text:bookmark text:name="s142"/><text:span text:style-name="T34">יד</text:span><text:span text:style-name="T33">  </text:span><text:span text:style-name="T34">מִתּוךְ וּמֵחָמָס</text:span><text:span text:style-name="T6">, </text:span><text:span text:style-name="T34">יִגְאַל נַפְשָׁם</text:span><text:span text:style-name="T6">;    </text:span><text:span text:style-name="T34">וְיֵיקַר דָּמָם בְּעֵינָיו</text:span><text:span text:style-name="T6">.<text:line-break/></text:span><text:bookmark text:name="s152"/><text:span text:style-name="T34">טו</text:span><text:span text:style-name="T33">  </text:span><text:span text:style-name="T34">וִיחִי</text:span><text:span text:style-name="T6">--    </text:span><text:span text:style-name="T34">וְיִתֶּן</text:span><text:span text:style-name="T6">-</text:span><text:span text:style-name="T34">לו</text:span><text:span text:style-name="T6">, </text:span><text:span text:style-name="T34">מִזְּהַב שְׁבָא</text:span><text:span text:style-name="T6">:<text:line-break/></text:span><text:span text:style-name="T34">וְיִתְפַּלֵּל בַּעֲדו תָמִיד</text:span><text:span text:style-name="T6">;    </text:span><text:span text:style-name="T34">כָּל</text:span><text:span text:style-name="T6">-</text:span><text:span text:style-name="T34">הַיּום</text:span><text:span text:style-name="T6">, </text:span><text:span text:style-name="T34">יְבָרְכֶנְהוּ</text:span><text:span text:style-name="T6">.<text:line-break/></text:span><text:bookmark text:name="s161"/><text:span text:style-name="T34">טז</text:span><text:span text:style-name="T33">  </text:span><text:span text:style-name="T34">יְהִי פִסַּת</text:span><text:span text:style-name="T6">-</text:span><text:span text:style-name="T34">בַּר</text:span><text:span text:style-name="T6">, </text:span><text:span text:style-name="T34">בָּאָרֶץ</text:span><text:span text:style-name="T6">--    </text:span><text:span text:style-name="T34">בְּרֹאשׁ הָרִים</text:span><text:span text:style-name="T6">:<text:line-break/></text:span><text:span text:style-name="T34">יִרְעַשׁ כַּלְּבָנון פִּרְיו</text:span><text:span text:style-name="T6">;    </text:span><text:span text:style-name="T34">וְיָצִיצוּ מֵעִיר</text:span><text:span text:style-name="T6">, </text:span><text:span text:style-name="T34">כְּעֵשֶׂב הָאָרֶץ</text:span><text:span text:style-name="T6">.<text:line-break/></text:span><text:bookmark text:name="s171"/><text:span text:style-name="T34">יז</text:span><text:span text:style-name="T33">  </text:span><text:span text:style-name="T34">יְהִי שְׁמו</text:span><text:span text:style-name="T6">, </text:span><text:span text:style-name="T34">לְעולָם</text:span><text:span text:style-name="T6">--    </text:span><text:span text:style-name="T34">לִפְנֵי</text:span><text:span text:style-name="T6">-</text:span><text:span text:style-name="T34">שֶׁמֶשׁ</text:span><text:span text:style-name="T6">, </text:span><text:span text:style-name="T34">ינין </text:span><text:span text:style-name="T6">(</text:span><text:span text:style-name="T34">יִנּון</text:span><text:span text:style-name="T6">) </text:span><text:span text:style-name="T34">שְׁמו</text:span><text:span text:style-name="T6">:<text:line-break/></text:span><text:span text:style-name="T34">וְיִתְבָּרְכוּ בו</text:span><text:span text:style-name="T6">;    </text:span><text:span text:style-name="T34">כָּל</text:span><text:span text:style-name="T6">-</text:span><text:span text:style-name="T34">גּויִם יְאַשְּׁרוּהוּ</text:span><text:span text:style-name="T6">.<text:line-break/></text:span><text:bookmark text:name="s181"/><text:span text:style-name="T34">יח</text:span><text:span text:style-name="T33">  </text:span><text:span text:style-name="T34">בָּרוּךְ</text:span><text:span text:style-name="T6">, </text:span><text:span text:style-name="T34">ה</text:span><text:span text:style-name="T6">' </text:span><text:span text:style-name="T34">אֱלֹהִים</text:span><text:span text:style-name="T6">--</text:span><text:span text:style-name="T34">אֱלֹהֵי יִשְׂרָאֵל</text:span><text:span text:style-name="T6">:    </text:span><text:span text:style-name="T34">עֹשֵׂה נִפְלָאות לְבַדּו</text:span><text:span text:style-name="T6">.<text:line-break/></text:span><text:bookmark text:name="s191"/><text:span text:style-name="T34">יט</text:span><text:span text:style-name="T33">  </text:span><text:span text:style-name="T34">וּבָרוּךְ</text:span><text:span text:style-name="T6">, </text:span><text:span text:style-name="T34">שֵׁם כְּבודו</text:span><text:span text:style-name="T6">--    </text:span><text:span text:style-name="T34">לְעולָם</text:span><text:span text:style-name="T6">:<text:line-break/></text:span><text:span text:style-name="T34">וְיִמָּלֵא כְבודו</text:span><text:span text:style-name="T6">, </text:span><text:span text:style-name="T34">אֶת</text:span><text:span text:style-name="T6">-</text:span><text:span text:style-name="T34">כֹּל הָאָרֶץ</text:span><text:span text:style-name="T6">--    </text:span><text:span text:style-name="T34">אָמֵן וְאָמֵן</text:span><text:span text:style-name="T6">.<text:line-break/></text:span><text:bookmark text:name="s201"/><text:span text:style-name="T34">כ</text:span><text:span text:style-name="T33">  </text:span><text:span text:style-name="T34">כָּלּוּ תְפִלּות</text:span><text:span text:style-name="T6">--    </text:span><text:span text:style-name="T34">דָּוִד</text:span><text:span text:style-name="T6">, </text:span><text:span text:style-name="T34">בֶּן</text:span><text:span text:style-name="T6">-</text:span><text:span text:style-name="T34">יִשָׁי</text:span><text:span text:style-name="T6">. </text:span></text:p>
      <text:h text:style-name="P18" text:outline-level="1">תהילים פרק צא</text:h>
      <text:p text:style-name="P4"><text:bookmark text:name="s117"/><text:span text:style-name="Q"><text:span text:style-name="T34">א</text:span></text:span><text:span text:style-name="T33">  </text:span><text:span text:style-name="T34">יֹשֵׁב</text:span><text:span text:style-name="T6">, </text:span><text:span text:style-name="T34">בְּסֵתֶר עֶלְיון</text:span><text:span text:style-name="T6">;    </text:span><text:span text:style-name="T34">בְּצֵל שַׁדַּי</text:span><text:span text:style-name="T6">, </text:span><text:span text:style-name="T34">יִתְלונָן</text:span><text:span text:style-name="T6">.<text:line-break/></text:span><text:bookmark text:name="s26"/><text:span text:style-name="T34">ב</text:span><text:span text:style-name="T33">  </text:span><text:span text:style-name="T34">אֹמַר</text:span><text:span text:style-name="T6">--</text:span><text:span text:style-name="T34">לַה</text:span><text:span text:style-name="T6">', </text:span><text:span text:style-name="T34">מַחְסִי וּמְצוּדָתִי</text:span><text:span text:style-name="T6">;    </text:span><text:span text:style-name="T34">אֱלֹהַי</text:span><text:span text:style-name="T6">, </text:span><text:span text:style-name="T34">אֶבְטַח</text:span><text:span text:style-name="T6">-</text:span><text:span text:style-name="T34">בּו</text:span><text:span text:style-name="T6">.<text:line-break/></text:span><text:bookmark text:name="s34"/><text:span text:style-name="T34">ג</text:span><text:span text:style-name="T33">  </text:span><text:span text:style-name="T34">כִּי הוּא יַצִּילְךָ</text:span><text:span text:style-name="T6">, </text:span><text:span text:style-name="T34">מִפַּח יָקוּשׁ</text:span><text:span text:style-name="T6">;    </text:span><text:span text:style-name="T34">מִדֶּבֶר הַוּות</text:span><text:span text:style-name="T6">.<text:line-break/></text:span><text:bookmark text:name="s44"/><text:span text:style-name="T34">ד</text:span><text:span text:style-name="T33">  </text:span><text:span text:style-name="T34">בְּאֶבְרָתו</text:span><text:span text:style-name="T6">, </text:span><text:span text:style-name="T34">יָסֶךְ לָךְ</text:span><text:span text:style-name="T6">--</text:span><text:span text:style-name="T34">וְתַחַת</text:span><text:span text:style-name="T6">-</text:span><text:span text:style-name="T34">כְּנָפָיו תֶּחְסֶה</text:span><text:span text:style-name="T6">;    </text:span><text:span text:style-name="T34">צִנָּה וְסֹחֵרָה אֲמִתּו</text:span><text:span text:style-name="T6">.<text:line-break/></text:span><text:bookmark text:name="s54"/><text:span text:style-name="T34">ה</text:span><text:span text:style-name="T33">  </text:span><text:span text:style-name="T34">לֹא</text:span><text:span text:style-name="T6">-</text:span><text:span text:style-name="T34">תִירָא</text:span><text:span text:style-name="T6">, </text:span><text:span text:style-name="T34">מִפַּחַד לָיְלָה</text:span><text:span text:style-name="T6">;    </text:span><text:span text:style-name="T34">מֵחֵץ</text:span><text:span text:style-name="T6">, </text:span><text:span text:style-name="T34">יָעוּף יומָם</text:span><text:span text:style-name="T6">.<text:line-break/></text:span><text:bookmark text:name="s64"/><text:span text:style-name="T34">ו</text:span><text:span text:style-name="T33">  </text:span><text:span text:style-name="T34">מִדֶּבֶר</text:span><text:span text:style-name="T6">, </text:span><text:span text:style-name="T34">בָּאֹפֶל יַהֲלֹךְ</text:span><text:span text:style-name="T6">;    </text:span><text:span text:style-name="T34">מִקֶּטֶב</text:span><text:span text:style-name="T6">, </text:span><text:span text:style-name="T34">יָשׁוּד צָהֳרָיִם</text:span><text:span text:style-name="T6">.<text:line-break/></text:span><text:bookmark text:name="s74"/><text:span text:style-name="T34">ז</text:span><text:span text:style-name="T33">  </text:span><text:span text:style-name="T34">יִפֹּל מִצִּדְּךָ</text:span><text:span text:style-name="T6">, </text:span><text:span text:style-name="T34">אֶלֶף</text:span><text:span text:style-name="T6">--</text:span><text:span text:style-name="T34">וּרְבָבָה מִימִינֶךָ</text:span><text:span text:style-name="T6">:    </text:span><text:span text:style-name="T34">אֵלֶיךָ</text:span><text:span text:style-name="T6">, </text:span><text:span text:style-name="T34">לֹא יִגָּשׁ</text:span><text:span text:style-name="T6">.<text:line-break/></text:span><text:bookmark text:name="s84"/><text:span text:style-name="T34">ח</text:span><text:span text:style-name="T33">  </text:span><text:span text:style-name="T34">רַק</text:span><text:span text:style-name="T6">, </text:span><text:span text:style-name="T34">בְּעֵינֶיךָ תַבִּיט</text:span><text:span text:style-name="T6">;    </text:span><text:span text:style-name="T34">וְשִׁלֻּמַת רְשָׁעִים תִּרְאֶה</text:span><text:span text:style-name="T6">.<text:line-break/></text:span><text:bookmark text:name="s94"/><text:span text:style-name="T34">ט</text:span><text:span text:style-name="T33">  </text:span><text:span text:style-name="T34">כִּי</text:span><text:span text:style-name="T6">-</text:span><text:span text:style-name="T34">אַתָּה ה</text:span><text:span text:style-name="T6">' </text:span><text:span text:style-name="T34">מַחְסִי</text:span><text:span text:style-name="T6">;    </text:span><text:span text:style-name="T34">עֶלְיון</text:span><text:span text:style-name="T6">, </text:span><text:span text:style-name="T34">שַׂמְתָּ מְעונֶךָ</text:span><text:span text:style-name="T6">.<text:line-break/></text:span><text:bookmark text:name="s104"/><text:span text:style-name="T34">י</text:span><text:span text:style-name="T33">  </text:span><text:span text:style-name="T34">לֹא</text:span><text:span text:style-name="T6">-</text:span><text:span text:style-name="T34">תְאֻנֶּה אֵלֶיךָ רָעָה</text:span><text:span text:style-name="T6">;    </text:span><text:span text:style-name="T34">וְנֶגַע</text:span><text:span text:style-name="T6">, </text:span><text:span text:style-name="T34">לֹא</text:span><text:span text:style-name="T6">-</text:span><text:span text:style-name="T34">יִקְרַב בְּאָהֳלֶךָ</text:span><text:span text:style-name="T6">.<text:line-break/></text:span><text:bookmark text:name="s116"/><text:span text:style-name="T34">יא</text:span><text:span text:style-name="T33">  </text:span><text:span text:style-name="T34">כִּי מַלְאָכָיו</text:span><text:span text:style-name="T6">, </text:span><text:span text:style-name="T34">יְצַוֶּה</text:span><text:span text:style-name="T6">-</text:span><text:span text:style-name="T34">לָּךְ</text:span><text:span text:style-name="T6">;    </text:span><text:span text:style-name="T34">לִשְׁמָרְךָ</text:span><text:span text:style-name="T6">, </text:span><text:span text:style-name="T34">בְּכָל</text:span><text:span text:style-name="T6">-</text:span><text:span text:style-name="T34">דְּרָכֶיךָ</text:span><text:span text:style-name="T6">.<text:line-break/></text:span><text:bookmark text:name="s123"/><text:span text:style-name="T34">יב</text:span><text:span text:style-name="T33">  </text:span><text:span text:style-name="T34">עַל</text:span><text:span text:style-name="T6">-</text:span><text:span text:style-name="T34">כַּפַּיִם יִשָּׂאוּנְךָ</text:span><text:span text:style-name="T6">:    </text:span><text:span text:style-name="T34">פֶּן</text:span><text:span text:style-name="T6">-</text:span><text:span text:style-name="T34">תִּגֹּף בָּאֶבֶן רַגְלֶךָ</text:span><text:span text:style-name="T6">.<text:line-break/></text:span><text:bookmark text:name="s133"/><text:span text:style-name="T34">יג</text:span><text:span text:style-name="T33">  </text:span><text:span text:style-name="T34">עַל</text:span><text:span text:style-name="T6">-</text:span><text:span text:style-name="T34">שַׁחַל וָפֶתֶן</text:span><text:span text:style-name="T6">, </text:span><text:span text:style-name="T34">תִּדְרֹךְ</text:span><text:span text:style-name="T6">;    </text:span><text:span text:style-name="T34">תִּרְמֹס כְּפִיר וְתַנִּין</text:span><text:span text:style-name="T6">.<text:line-break/></text:span><text:bookmark text:name="s143"/><text:span text:style-name="T34">יד</text:span><text:span text:style-name="T33">  </text:span><text:span text:style-name="T34">כִּי בִי חָשַׁק</text:span><text:span text:style-name="T6">, </text:span><text:span text:style-name="T34">וַאֲפַלְּטֵהוּ</text:span><text:span text:style-name="T6">;  </text:span><text:span text:style-name="T34">אֲשַׂגְּבֵהוּ</text:span><text:span text:style-name="T6">, </text:span><text:span text:style-name="T34">כִּי</text:span><text:span text:style-name="T6">-</text:span><text:span text:style-name="T34">יָדַע שְׁמִי</text:span><text:span text:style-name="T6">.<text:line-break/></text:span><text:bookmark text:name="s153"/><text:span text:style-name="T34">טו</text:span><text:span text:style-name="T33">  </text:span><text:span text:style-name="T34">יִקְרָאֵנִי</text:span><text:span text:style-name="T6">, </text:span><text:span text:style-name="T34">וְאֶעֱנֵהוּ</text:span><text:span text:style-name="T6">--</text:span><text:span text:style-name="T34">עִמּו</text:span><text:span text:style-name="T6">-</text:span><text:span text:style-name="T34">אָנֹכִי בְצָרָה</text:span><text:span text:style-name="T6">;    </text:span><text:span text:style-name="T34">אֲחַלְּצֵהוּ</text:span><text:span text:style-name="T6">, </text:span><text:span text:style-name="T34">וַאֲכַבְּדֵהוּ</text:span><text:span text:style-name="T6">.<text:line-break/></text:span><text:bookmark text:name="s162"/><text:soft-page-break/><text:span text:style-name="T34">טז</text:span><text:span text:style-name="T33">  </text:span><text:span text:style-name="T34">אֹרֶךְ יָמִים</text:span><text:span text:style-name="T6">, </text:span><text:span text:style-name="T34">אַשְׂבִּיעֵהוּ</text:span><text:span text:style-name="T6">;    </text:span><text:span text:style-name="T34">וְאַרְאֵהוּ</text:span><text:span text:style-name="T6">, </text:span><text:span text:style-name="T34">בִּישׁוּעָתִי</text:span><text:span text:style-name="T6">. </text:span></text:p>
      <text:h text:style-name="P19" text:outline-level="1">תהילים פרק קד</text:h>
      <text:p text:style-name="P5"><text:bookmark text:name="s119"/><text:span text:style-name="Q"><text:span text:style-name="T34">א</text:span></text:span><text:span text:style-name="T33">  </text:span><text:span text:style-name="T34">בָּרְכִי נַפְשִׁי</text:span><text:span text:style-name="T6">,    </text:span><text:span text:style-name="T34">אֶת</text:span><text:span text:style-name="T6">-</text:span><text:span text:style-name="T34">ה</text:span><text:span text:style-name="T6">':<text:line-break/></text:span><text:span text:style-name="T34">ה</text:span><text:span text:style-name="T6">' </text:span><text:span text:style-name="T34">אֱלֹהַי</text:span><text:span text:style-name="T6">, </text:span><text:span text:style-name="T34">גָּדַלְתָּ מְּאֹד</text:span><text:span text:style-name="T6">;    </text:span><text:span text:style-name="T34">הוד וְהָדָר לָבָשְׁתָּ</text:span><text:span text:style-name="T6">.<text:line-break/></text:span><text:bookmark text:name="s210"/><text:span text:style-name="T34">ב</text:span><text:span text:style-name="T33">  </text:span><text:span text:style-name="T34">עֹטֶה</text:span><text:span text:style-name="T6">-</text:span><text:span text:style-name="T34">אור</text:span><text:span text:style-name="T6">, </text:span><text:span text:style-name="T34">כַּשַּׂלְמָה</text:span><text:span text:style-name="T6">;    </text:span><text:span text:style-name="T34">נוטֶה שָׁמַיִם</text:span><text:span text:style-name="T6">, </text:span><text:span text:style-name="T34">כַּיְרִיעָה</text:span><text:span text:style-name="T6">.<text:line-break/></text:span><text:bookmark text:name="s36"/><text:span text:style-name="T34">ג</text:span><text:span text:style-name="T33">  </text:span><text:span text:style-name="T34">הַמְקָרֶה בַמַּיִם</text:span><text:span text:style-name="T6">,    </text:span><text:span text:style-name="T34">עֲלִיּותָיו</text:span><text:span text:style-name="T6">:<text:line-break/></text:span><text:span text:style-name="T34">הַשָּׂם</text:span><text:span text:style-name="T6">-</text:span><text:span text:style-name="T34">עָבִים רְכוּבו</text:span><text:span text:style-name="T6">;    </text:span><text:span text:style-name="T34">הַמְהַלֵּךְ</text:span><text:span text:style-name="T6">, </text:span><text:span text:style-name="T34">עַל</text:span><text:span text:style-name="T6">-</text:span><text:span text:style-name="T34">כַּנְפֵי</text:span><text:span text:style-name="T6">-</text:span><text:span text:style-name="T34">רוּחַ</text:span><text:span text:style-name="T6">.<text:line-break/></text:span><text:bookmark text:name="s45"/><text:span text:style-name="T34">ד</text:span><text:span text:style-name="T33">  </text:span><text:span text:style-name="T34">עֹשֶׂה מַלְאָכָיו רוּחות</text:span><text:span text:style-name="T6">;    </text:span><text:span text:style-name="T34">מְשָׁרְתָיו</text:span><text:span text:style-name="T6">, </text:span><text:span text:style-name="T34">אֵשׁ לֹהֵט</text:span><text:span text:style-name="T6">.<text:line-break/></text:span><text:bookmark text:name="s55"/><text:span text:style-name="T34">ה</text:span><text:span text:style-name="T33">  </text:span><text:span text:style-name="T34">יָסַד</text:span><text:span text:style-name="T6">-</text:span><text:span text:style-name="T34">אֶרֶץ</text:span><text:span text:style-name="T6">, </text:span><text:span text:style-name="T34">עַל</text:span><text:span text:style-name="T6">-</text:span><text:span text:style-name="T34">מְכונֶיהָ</text:span><text:span text:style-name="T6">;    </text:span><text:span text:style-name="T34">בַּל</text:span><text:span text:style-name="T6">-</text:span><text:span text:style-name="T34">תִּמּוט</text:span><text:span text:style-name="T6">, </text:span><text:span text:style-name="T34">עולָם וָעֶד</text:span><text:span text:style-name="T6">.<text:line-break/></text:span><text:bookmark text:name="s65"/><text:span text:style-name="T34">ו</text:span><text:span text:style-name="T33">  </text:span><text:span text:style-name="T34">תְּהום</text:span><text:span text:style-name="T6">, </text:span><text:span text:style-name="T34">כַּלְּבוּשׁ כִּסִּיתו</text:span><text:span text:style-name="T6">;    </text:span><text:span text:style-name="T34">עַל</text:span><text:span text:style-name="T6">-</text:span><text:span text:style-name="T34">הָרִים</text:span><text:span text:style-name="T6">, </text:span><text:span text:style-name="T34">יַעַמְדוּ מָיִם</text:span><text:span text:style-name="T6">.<text:line-break/></text:span><text:bookmark text:name="s75"/><text:span text:style-name="T34">ז</text:span><text:span text:style-name="T33">  </text:span><text:span text:style-name="T34">מִן</text:span><text:span text:style-name="T6">-</text:span><text:span text:style-name="T34">גַּעֲרָתְךָ יְנוּסוּן</text:span><text:span text:style-name="T6">;    </text:span><text:span text:style-name="T34">מִן</text:span><text:span text:style-name="T6">-</text:span><text:span text:style-name="T34">קול רַעַמְךָ</text:span><text:span text:style-name="T6">, </text:span><text:span text:style-name="T34">יֵחָפֵזוּן</text:span><text:span text:style-name="T6">.<text:line-break/></text:span><text:bookmark text:name="s85"/><text:span text:style-name="T34">ח</text:span><text:span text:style-name="T33">  </text:span><text:span text:style-name="T34">יַעֲלוּ הָרִים</text:span><text:span text:style-name="T6">, </text:span><text:span text:style-name="T34">יֵרְדוּ בְקָעות</text:span><text:span text:style-name="T6">--    </text:span><text:span text:style-name="T34">אֶל</text:span><text:span text:style-name="T6">-</text:span><text:span text:style-name="T34">מְקום</text:span><text:span text:style-name="T6">, </text:span><text:span text:style-name="T34">זֶה יָסַדְתָּ לָהֶם</text:span><text:span text:style-name="T6">.<text:line-break/></text:span><text:bookmark text:name="s95"/><text:span text:style-name="T34">ט</text:span><text:span text:style-name="T33">  </text:span><text:span text:style-name="T34">גְּבוּל</text:span><text:span text:style-name="T6">-</text:span><text:span text:style-name="T34">שַׂמְתָּ</text:span><text:span text:style-name="T6">, </text:span><text:span text:style-name="T34">בַּל</text:span><text:span text:style-name="T6">-</text:span><text:span text:style-name="T34">יַעֲבֹרוּן</text:span><text:span text:style-name="T6">;    </text:span><text:span text:style-name="T34">בַּל</text:span><text:span text:style-name="T6">-</text:span><text:span text:style-name="T34">יְשֻׁבוּן</text:span><text:span text:style-name="T6">, </text:span><text:span text:style-name="T34">לְכַסּות הָאָרֶץ</text:span><text:span text:style-name="T6">.<text:line-break/></text:span><text:bookmark text:name="s105"/><text:span text:style-name="T34">י</text:span><text:span text:style-name="T33">  </text:span><text:span text:style-name="T34">הַמְשַׁלֵּחַ מַעְיָנִים</text:span><text:span text:style-name="T6">, </text:span><text:span text:style-name="T34">בַּנְּחָלִים</text:span><text:span text:style-name="T6">;    </text:span><text:span text:style-name="T34">בֵּין הָרִים</text:span><text:span text:style-name="T6">, </text:span><text:span text:style-name="T34">יְהַלֵּכוּן</text:span><text:span text:style-name="T6">.<text:line-break/></text:span><text:bookmark text:name="s118"/><text:span text:style-name="T34">יא</text:span><text:span text:style-name="T33">  </text:span><text:span text:style-name="T34">יַשְׁקוּ</text:span><text:span text:style-name="T6">, </text:span><text:span text:style-name="T34">כָּל</text:span><text:span text:style-name="T6">-</text:span><text:span text:style-name="T34">חַיְתו שָׂדָי</text:span><text:span text:style-name="T6">;    </text:span><text:span text:style-name="T34">יִשְׁבְּרוּ פְרָאִים צְמָאָם</text:span><text:span text:style-name="T6">.<text:line-break/></text:span><text:bookmark text:name="s124"/><text:span text:style-name="T34">יב</text:span><text:span text:style-name="T33">  </text:span><text:span text:style-name="T34">עֲלֵיהֶם</text:span><text:span text:style-name="T6">, </text:span><text:span text:style-name="T34">עוף</text:span><text:span text:style-name="T6">-</text:span><text:span text:style-name="T34">הַשָּׁמַיִם יִשְׁכּון</text:span><text:span text:style-name="T6">;    </text:span><text:span text:style-name="T34">מִבֵּין עֳפָאיִם</text:span><text:span text:style-name="T6">, </text:span><text:span text:style-name="T34">יִתְּנוּ</text:span><text:span text:style-name="T6">-</text:span><text:span text:style-name="T34">קול</text:span><text:span text:style-name="T6">.<text:line-break/></text:span><text:bookmark text:name="s134"/><text:span text:style-name="T34">יג</text:span><text:span text:style-name="T33">  </text:span><text:span text:style-name="T34">מַשְׁקֶה הָרִים</text:span><text:span text:style-name="T6">, </text:span><text:span text:style-name="T34">מֵעֲלִיּותָיו</text:span><text:span text:style-name="T6">;    </text:span><text:span text:style-name="T34">מִפְּרִי מַעֲשֶׂיךָ</text:span><text:span text:style-name="T6">, </text:span><text:span text:style-name="T34">תִּשְׂבַּע הָאָרֶץ</text:span><text:span text:style-name="T6">.<text:line-break/></text:span><text:bookmark text:name="s144"/><text:span text:style-name="T34">יד</text:span><text:span text:style-name="T33">  </text:span><text:span text:style-name="T34">מַצְמִיחַ חָצִיר</text:span><text:span text:style-name="T6">, </text:span><text:span text:style-name="T34">לַבְּהֵמָה</text:span><text:span text:style-name="T6">,    </text:span><text:span text:style-name="T34">וְעֵשֶׂב</text:span><text:span text:style-name="T6">, </text:span><text:span text:style-name="T34">לַעֲבֹדַת הָאָדָם</text:span><text:span text:style-name="T6">;<text:line-break/></text:span><text:span text:style-name="T34">לְהוצִיא לֶחֶם</text:span><text:span text:style-name="T6">,    </text:span><text:span text:style-name="T34">מִן</text:span><text:span text:style-name="T6">-</text:span><text:span text:style-name="T34">הָאָרֶץ</text:span><text:span text:style-name="T6">.<text:line-break/></text:span><text:bookmark text:name="s154"/><text:span text:style-name="T34">טו</text:span><text:span text:style-name="T33">  </text:span><text:span text:style-name="T34">וְיַיִן</text:span><text:span text:style-name="T6">, </text:span><text:span text:style-name="T34">יְשַׂמַּח לְבַב</text:span><text:span text:style-name="T6">-</text:span><text:span text:style-name="T34">אֱנושׁ</text:span><text:span text:style-name="T6">--    </text:span><text:span text:style-name="T34">לְהַצְהִיל פָּנִים מִשָּׁמֶן</text:span><text:span text:style-name="T6">;<text:line-break/></text:span><text:span text:style-name="T34">וְלֶחֶם</text:span><text:span text:style-name="T6">,    </text:span><text:span text:style-name="T34">לְבַב</text:span><text:span text:style-name="T6">-</text:span><text:span text:style-name="T34">אֱנושׁ יִסְעָד</text:span><text:span text:style-name="T6">.<text:line-break/></text:span><text:bookmark text:name="s163"/><text:span text:style-name="T34">טז</text:span><text:span text:style-name="T33">  </text:span><text:span text:style-name="T34">יִשְׂבְּעוּ</text:span><text:span text:style-name="T6">, </text:span><text:span text:style-name="T34">עֲצֵי ה</text:span><text:span text:style-name="T6">'--    </text:span><text:span text:style-name="T34">אַרְזֵי לְבָנון</text:span><text:span text:style-name="T6">, </text:span><text:span text:style-name="T34">אֲשֶׁר נָטָע</text:span><text:span text:style-name="T6">.<text:line-break/></text:span><text:bookmark text:name="s172"/><text:span text:style-name="T34">יז</text:span><text:span text:style-name="T33">  </text:span><text:span text:style-name="T34">אֲשֶׁר</text:span><text:span text:style-name="T6">-</text:span><text:span text:style-name="T34">שָׁם</text:span><text:span text:style-name="T6">, </text:span><text:span text:style-name="T34">צִפֳּרִים יְקַנֵּנוּ</text:span><text:span text:style-name="T6">;    </text:span><text:span text:style-name="T34">חֲסִידָה</text:span><text:span text:style-name="T6">, </text:span><text:span text:style-name="T34">בְּרושִׁים בֵּיתָהּ</text:span><text:span text:style-name="T6">.<text:line-break/></text:span><text:bookmark text:name="s182"/><text:span text:style-name="T34">יח</text:span><text:span text:style-name="T33">  </text:span><text:span text:style-name="T34">הָרִים הַגְּבֹהִים</text:span><text:span text:style-name="T6">, </text:span><text:span text:style-name="T34">לַיְּעֵלִים</text:span><text:span text:style-name="T6">;    </text:span><text:span text:style-name="T34">סְלָעִים</text:span><text:span text:style-name="T6">, </text:span><text:span text:style-name="T34">מַחְסֶה לַשְׁפַנִּים</text:span><text:span text:style-name="T6">.<text:line-break/></text:span><text:bookmark text:name="s192"/><text:span text:style-name="T34">יט</text:span><text:span text:style-name="T33">  </text:span><text:span text:style-name="T34">עָשָׂה יָרֵחַ</text:span><text:span text:style-name="T6">, </text:span><text:span text:style-name="T34">לְמועֲדִים</text:span><text:span text:style-name="T6">;    </text:span><text:span text:style-name="T34">שֶׁמֶשׁ</text:span><text:span text:style-name="T6">, </text:span><text:span text:style-name="T34">יָדַע מְבואו</text:span><text:span text:style-name="T6">.<text:line-break/></text:span><text:bookmark text:name="s202"/><text:span text:style-name="T34">כ</text:span><text:span text:style-name="T33">  </text:span><text:span text:style-name="T34">תָּשֶׁת</text:span><text:span text:style-name="T6">-</text:span><text:span text:style-name="T34">חֹשֶׁךְ</text:span><text:span text:style-name="T6">, </text:span><text:span text:style-name="T34">וִיהִי לָיְלָה</text:span><text:span text:style-name="T6">--    </text:span><text:span text:style-name="T34">בּו</text:span><text:span text:style-name="T6">-</text:span><text:span text:style-name="T34">תִרְמֹשׂ</text:span><text:span text:style-name="T6">, </text:span><text:span text:style-name="T34">כָּל</text:span><text:span text:style-name="T6">-</text:span><text:span text:style-name="T34">חַיְתו</text:span><text:span text:style-name="T6">-</text:span><text:span text:style-name="T34">יָעַר</text:span><text:span text:style-name="T6">.<text:line-break/></text:span><text:bookmark text:name="s211"/><text:span text:style-name="T34">כא</text:span><text:span text:style-name="T33">  </text:span><text:span text:style-name="T34">הַכְּפִירִים</text:span><text:span text:style-name="T6">, </text:span><text:span text:style-name="T34">שֹׁאֲגִים לַטָּרֶף</text:span><text:span text:style-name="T6">;    </text:span><text:span text:style-name="T34">וּלְבַקֵּשׁ מֵאֵל</text:span><text:span text:style-name="T6">, </text:span><text:span text:style-name="T34">אָכְלָם</text:span><text:span text:style-name="T6">.<text:line-break/></text:span><text:bookmark text:name="s221"/><text:span text:style-name="T34">כב</text:span><text:span text:style-name="T33">  </text:span><text:span text:style-name="T34">תִּזְרַח הַשֶּׁמֶשׁ</text:span><text:span text:style-name="T6">, </text:span><text:span text:style-name="T34">יֵאָסֵפוּן</text:span><text:span text:style-name="T6">;    </text:span><text:span text:style-name="T34">וְאֶל</text:span><text:span text:style-name="T6">-</text:span><text:span text:style-name="T34">מְעונֹתָם</text:span><text:span text:style-name="T6">, </text:span><text:span text:style-name="T34">יִרְבָּצוּן</text:span><text:span text:style-name="T6">.<text:line-break/></text:span><text:bookmark text:name="s231"/><text:span text:style-name="T34">כג</text:span><text:span text:style-name="T33">  </text:span><text:span text:style-name="T34">יֵצֵא אָדָם לְפָעֳלו</text:span><text:span text:style-name="T6">;    </text:span><text:span text:style-name="T34">וְלַעֲבֹדָתו עֲדֵי</text:span><text:span text:style-name="T6">-</text:span><text:span text:style-name="T34">עָרֶב</text:span><text:span text:style-name="T6">.<text:line-break/></text:span><text:bookmark text:name="s241"/><text:span text:style-name="T34">כד</text:span><text:span text:style-name="T33">  </text:span><text:span text:style-name="T34">מָה</text:span><text:span text:style-name="T6">-</text:span><text:span text:style-name="T34">רַבּוּ מַעֲשֶׂיךָ</text:span><text:span text:style-name="T6">, </text:span><text:span text:style-name="T34">ה</text:span><text:span text:style-name="T6">'--    </text:span><text:span text:style-name="T34">כֻּלָּם</text:span><text:span text:style-name="T6">, </text:span><text:span text:style-name="T34">בְּחָכְמָה עָשִׂיתָ</text:span><text:span text:style-name="T6">;<text:line-break/></text:span><text:span text:style-name="T34">מָלְאָה הָאָרֶץ</text:span><text:span text:style-name="T6">,    </text:span><text:span text:style-name="T34">קִנְיָנֶךָ</text:span><text:span text:style-name="T6">.<text:line-break/></text:span><text:bookmark text:name="s251"/><text:span text:style-name="T34">כה</text:span><text:span text:style-name="T33">  </text:span><text:span text:style-name="T34">זֶה</text:span><text:span text:style-name="T6">, </text:span><text:span text:style-name="T34">הַיָּם גָּדול</text:span><text:span text:style-name="T6">--    </text:span><text:span text:style-name="T34">וּרְחַב יָדָיִם</text:span><text:span text:style-name="T6">:<text:line-break/></text:span><text:span text:style-name="T34">שָׁם</text:span><text:span text:style-name="T6">-</text:span><text:span text:style-name="T34">רֶמֶשׂ</text:span><text:span text:style-name="T6">, </text:span><text:span text:style-name="T34">וְאֵין מִסְפָּר</text:span><text:span text:style-name="T6">;    </text:span><text:span text:style-name="T34">חַיּות קְטַנּות</text:span><text:span text:style-name="T6">, </text:span><text:span text:style-name="T34">עִם</text:span><text:span text:style-name="T6">-</text:span><text:span text:style-name="T34">גְּדֹלות</text:span><text:span text:style-name="T6">.<text:line-break/></text:span><text:bookmark text:name="s261"/><text:span text:style-name="T34">כו</text:span><text:span text:style-name="T33">  </text:span><text:span text:style-name="T34">שָׁם</text:span><text:span text:style-name="T6">, </text:span><text:span text:style-name="T34">אֳנִיּות יְהַלֵּכוּן</text:span><text:span text:style-name="T6">;    </text:span><text:span text:style-name="T34">לִוְיָתָן</text:span><text:span text:style-name="T6">, </text:span><text:span text:style-name="T34">זֶה</text:span><text:span text:style-name="T6">-</text:span><text:span text:style-name="T34">יָצַרְתָּ לְשַׂחֶק</text:span><text:span text:style-name="T6">-</text:span><text:span text:style-name="T34">בּו</text:span><text:span text:style-name="T6">.<text:line-break/></text:span><text:bookmark text:name="s27"/><text:span text:style-name="T34">כז</text:span><text:span text:style-name="T33">  </text:span><text:span text:style-name="T34">כֻּלָּם</text:span><text:span text:style-name="T6">, </text:span><text:span text:style-name="T34">אֵלֶיךָ יְשַׂבֵּרוּן</text:span><text:span text:style-name="T6">--    </text:span><text:span text:style-name="T34">לָתֵת אָכְלָם בְּעִתּו</text:span><text:span text:style-name="T6">.<text:line-break/></text:span><text:bookmark text:name="s28"/><text:span text:style-name="T34">כח</text:span><text:span text:style-name="T33">  </text:span><text:span text:style-name="T34">תִּתֵּן לָהֶם</text:span><text:span text:style-name="T6">, </text:span><text:span text:style-name="T34">יִלְקֹטוּן</text:span><text:span text:style-name="T6">;    </text:span><text:span text:style-name="T34">תִּפְתַּח יָדְךָ</text:span><text:span text:style-name="T6">, </text:span><text:span text:style-name="T34">יִשְׂבְּעוּן טוב</text:span><text:span text:style-name="T6">.<text:line-break/></text:span><text:bookmark text:name="s29"/><text:span text:style-name="T34">כט</text:span><text:span text:style-name="T33">  </text:span><text:span text:style-name="T34">תַּסְתִּיר פָּנֶיךָ</text:span><text:span text:style-name="T6">,    </text:span><text:span text:style-name="T34">יִבָּהֵלוּן</text:span><text:span text:style-name="T6">:<text:line-break/></text:span><text:span text:style-name="T34">תֹּסֵף רוּחָם</text:span><text:span text:style-name="T6">, </text:span><text:span text:style-name="T34">יִגְוָעוּן</text:span><text:span text:style-name="T6">;    </text:span><text:span text:style-name="T34">וְאֶל</text:span><text:span text:style-name="T6">-</text:span><text:span text:style-name="T34">עֲפָרָם יְשׁוּבוּן</text:span><text:span text:style-name="T6">.<text:line-break/></text:span><text:bookmark text:name="s30"/><text:span text:style-name="T34">ל</text:span><text:span text:style-name="T33">  </text:span><text:span text:style-name="T34">תְּשַׁלַּח רוּחֲךָ</text:span><text:span text:style-name="T6">, </text:span><text:span text:style-name="T34">יִבָּרֵאוּן</text:span><text:span text:style-name="T6">;    </text:span><text:span text:style-name="T34">וּתְחַדֵּשׁ</text:span><text:span text:style-name="T6">, </text:span><text:span text:style-name="T34">פְּנֵי אֲדָמָה</text:span><text:span text:style-name="T6">.<text:line-break/></text:span><text:bookmark text:name="s311"/><text:span text:style-name="T34">לא</text:span><text:span text:style-name="T33">  </text:span><text:span text:style-name="T34">יְהִי כְבוד ה</text:span><text:span text:style-name="T6">' </text:span><text:span text:style-name="T34">לְעולָם</text:span><text:span text:style-name="T6">;    </text:span><text:span text:style-name="T34">יִשְׂמַח ה</text:span><text:span text:style-name="T6">' </text:span><text:span text:style-name="T34">בְּמַעֲשָׂיו</text:span><text:span text:style-name="T6">.<text:line-break/></text:span><text:bookmark text:name="s321"/><text:span text:style-name="T34">לב</text:span><text:span text:style-name="T33">  </text:span><text:span text:style-name="T34">הַמַּבִּיט לָאָרֶץ</text:span><text:span text:style-name="T6">, </text:span><text:span text:style-name="T34">וַתִּרְעָד</text:span><text:span text:style-name="T6">;    </text:span><text:span text:style-name="T34">יִגַּע בֶּהָרִים וְיֶעֱשָׁנוּ</text:span><text:span text:style-name="T6">.<text:line-break/></text:span><text:bookmark text:name="s331"/><text:span text:style-name="T34">לג</text:span><text:span text:style-name="T33">  </text:span><text:span text:style-name="T34">אָשִׁירָה לַה</text:span><text:span text:style-name="T6">' </text:span><text:span text:style-name="T34">בְּחַיָּי</text:span><text:span text:style-name="T6">;    </text:span><text:span text:style-name="T34">אֲזַמְּרָה לֵאלֹהַי בְּעודִי</text:span><text:span text:style-name="T6">.<text:line-break/></text:span><text:bookmark text:name="s341"/><text:span text:style-name="T34">לד</text:span><text:span text:style-name="T33">  </text:span><text:span text:style-name="T34">יֶעֱרַב עָלָיו שִׂיחִי</text:span><text:span text:style-name="T6">;    </text:span><text:span text:style-name="T34">אָנֹכִי</text:span><text:span text:style-name="T6">, </text:span><text:span text:style-name="T34">אֶשְׂמַח בַּה</text:span><text:span text:style-name="T6">'.<text:line-break/></text:span><text:bookmark text:name="s35"/><text:span text:style-name="T34">לה</text:span><text:span text:style-name="T33">  </text:span><text:span text:style-name="T34">יִתַּמּוּ חַטָּאִים מִן</text:span><text:span text:style-name="T6">-</text:span><text:span text:style-name="T34">הָאָרֶץ</text:span><text:span text:style-name="T6">,    </text:span><text:span text:style-name="T34">וּרְשָׁעִים עוד אֵינָם</text:span><text:span text:style-name="T6">--<text:line-break/></text:span><text:span text:style-name="T34">בָּרְכִי נַפְשִׁי</text:span><text:span text:style-name="T6">,    </text:span><text:span text:style-name="T34">אֶת</text:span><text:span text:style-name="T6">-</text:span><text:span text:style-name="T34">ה</text:span><text:span text:style-name="T6">'; <text:s text:c="19"/></text:span><text:span text:style-name="T34">הַלְלוּ</text:span><text:span text:style-name="T6">-</text:span><text:span text:style-name="T34">יָהּ</text:span><text:span text:style-name="T6">. </text:span></text:p>
      <text:h text:style-name="P20" text:outline-level="1">תהילים פרק קל</text:h>
      <text:p text:style-name="P6"><text:bookmark text:name="s120"/><text:span text:style-name="Q"><text:span text:style-name="T34">א</text:span></text:span><text:span text:style-name="T33">  </text:span><text:span text:style-name="T34">שִׁיר הַמַּעֲלות</text:span><text:span text:style-name="T6">:<text:line-break/></text:span><text:span text:style-name="T34">מִמַּעֲמַקִּים קְרָאתִיךָ    ה</text:span><text:span text:style-name="T6">'.<text:line-break/></text:span><text:bookmark text:name="s212"/><text:span text:style-name="T34">ב</text:span><text:span text:style-name="T33">  </text:span><text:span text:style-name="T34">אֲדֹנָי</text:span><text:span text:style-name="T6">,    </text:span><text:span text:style-name="T34">שִׁמְעָה בְקולִי</text:span><text:span text:style-name="T6">:<text:line-break/></text:span><text:span text:style-name="T34">תִּהְיֶינָה אָזְנֶיךָ</text:span><text:span text:style-name="T6">, </text:span><text:span text:style-name="T34">קַשֻּׁבות</text:span><text:span text:style-name="T6">--    </text:span><text:span text:style-name="T34">לְקול</text:span><text:span text:style-name="T6">, </text:span><text:span text:style-name="T34">תַּחֲנוּנָי</text:span><text:span text:style-name="T6">.<text:line-break/></text:span><text:bookmark text:name="s37"/><text:span text:style-name="T34">ג</text:span><text:span text:style-name="T33">  </text:span><text:span text:style-name="T34">אִם</text:span><text:span text:style-name="T6">-</text:span><text:span text:style-name="T34">עֲונות תִּשְׁמָר</text:span><text:span text:style-name="T6">-</text:span><text:span text:style-name="T34">יָהּ</text:span><text:span text:style-name="T6">--    </text:span><text:span text:style-name="T34">אֲדֹנָי</text:span><text:span text:style-name="T6">, </text:span><text:span text:style-name="T34">מִי יַעֲמֹד</text:span><text:span text:style-name="T6">.<text:line-break/></text:span><text:bookmark text:name="s46"/><text:span text:style-name="T34">ד</text:span><text:span text:style-name="T33">  </text:span><text:span text:style-name="T34">כִּי</text:span><text:span text:style-name="T6">-</text:span><text:span text:style-name="T34">עִמְּךָ הַסְּלִיחָה</text:span><text:span text:style-name="T6">--    </text:span><text:span text:style-name="T34">לְמַעַן</text:span><text:span text:style-name="T6">, </text:span><text:span text:style-name="T34">תִּוָּרֵא</text:span><text:span text:style-name="T6">.<text:line-break/></text:span><text:bookmark text:name="s56"/><text:span text:style-name="T34">ה</text:span><text:span text:style-name="T33">  </text:span><text:span text:style-name="T34">קִוִּיתִי ה</text:span><text:span text:style-name="T6">', </text:span><text:span text:style-name="T34">קִוְּתָה נַפְשִׁי</text:span><text:span text:style-name="T6">;    </text:span><text:span text:style-name="T34">וְלִדְבָרו הוחָלְתִּי</text:span><text:span text:style-name="T6">.<text:line-break/></text:span><text:bookmark text:name="s66"/><text:span text:style-name="T34">ו</text:span><text:span text:style-name="T33">  </text:span><text:span text:style-name="T34">נַפְשִׁי לַאדֹנָי</text:span><text:span text:style-name="T6">--    </text:span><text:span text:style-name="T34">מִשֹּׁמְרִים לַבֹּקֶר</text:span><text:span text:style-name="T6">, </text:span><text:span text:style-name="T34">שֹׁמְרִים לַבֹּקֶר</text:span><text:span text:style-name="T6">.<text:line-break/></text:span><text:bookmark text:name="s76"/><text:span text:style-name="T34">ז</text:span><text:span text:style-name="T33">  </text:span><text:span text:style-name="T34">יַחֵל יִשְׂרָאֵל</text:span><text:span text:style-name="T6">, </text:span><text:span text:style-name="T34">אֶל</text:span><text:span text:style-name="T6">-</text:span><text:span text:style-name="T34">ה</text:span><text:span text:style-name="T6">':    </text:span><text:span text:style-name="T34">כִּי</text:span><text:span text:style-name="T6">-</text:span><text:span text:style-name="T34">עִם</text:span><text:span text:style-name="T6">-</text:span><text:span text:style-name="T34">ה</text:span><text:span text:style-name="T6">' </text:span><text:span text:style-name="T34">הַחֶסֶד</text:span><text:span text:style-name="T6">; </text:span><text:span text:style-name="T34">וְהַרְבֵּה עִמּו פְדוּת</text:span><text:span text:style-name="T6">.<text:line-break/></text:span><text:bookmark text:name="s86"/><text:span text:style-name="T34">ח</text:span><text:span text:style-name="T33">  </text:span><text:span text:style-name="T34">וְהוּא</text:span><text:span text:style-name="T6">, </text:span><text:span text:style-name="T34">יִפְדֶּה אֶת</text:span><text:span text:style-name="T6">-</text:span><text:span text:style-name="T34">יִשְׂרָאֵל</text:span><text:span text:style-name="T6">--    </text:span><text:span text:style-name="T34">מִכֹּל</text:span><text:span text:style-name="T6">, </text:span><text:span text:style-name="T34">עֲונֹתָיו</text:span><text:span text:style-name="T6">. </text:span></text:p>
      <text:p text:style-name="P11"/>
      <text:p text:style-name="P12"/>
      <text:p text:style-name="P12"/>
      <text:p text:style-name="P1"><text:span text:style-name="T34">קוראים </text:span><text:a xlink:type="simple" xlink:href="http://tora.us.fm/tnk1/ktuv/thlim/th-119.html"><text:span text:style-name="T33">בפרק קיט</text:span></text:a><text:span text:style-name="T34"> את פסוקי האותיות של שם הנפטר ואותיות </text:span><text:span text:style-name="T35">נשמה</text:span><text:span text:style-name="T36">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avid" svg:font-family="david"/>
    <style:font-face style:name="times new roman" svg:font-family="'times new roman'"/>
    <style:font-face style:name="Tahoma1" svg:font-family="Tahoma" style:font-family-generic="swiss"/>
    <style:font-face style:name="David CLM" svg:font-family="'David CLM'" style:font-adornments="מודגש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rl-tb" style:footnote-max-height="0cm">
        <style:columns fo:column-count="2">
          <style:column style:rel-width="5102*" fo:start-indent="0cm" fo:end-indent="0.099cm"/>
          <style:column style:rel-width="5103*" fo:start-indent="0.099cm" fo:end-indent="0cm"/>
        </style:columns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4T03:18:31.14</meta:creation-date>
    <dc:date>2010-05-02T15:05:02</dc:date>
    <meta:editing-duration>PT02H48M35S</meta:editing-duration>
    <meta:editing-cycles>46</meta:editing-cycles>
    <meta:generator>OpenOffice.org/3.2$Unix OpenOffice.org_project/320m12$Build-9483</meta:generator>
    <dc:creator>Erel Segal</dc:creator>
    <meta:document-statistic meta:table-count="0" meta:image-count="0" meta:object-count="0" meta:page-count="3" meta:paragraph-count="29" meta:word-count="1882" meta:character-count="10008"/>
  </office:meta>
</office:document-meta>
</file>